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png" manifest:media-type="image/png"/>
  <manifest:file-entry manifest:full-path="media/image8.jpeg" manifest:media-type="image/jpeg"/>
  <manifest:file-entry manifest:full-path="media/image9.svg" manifest:media-type=""/>
  <manifest:file-entry manifest:full-path="media/image10.png" manifest:media-type="image/png"/>
  <manifest:file-entry manifest:full-path="media/image11.jpeg" manifest:media-type="image/jpeg"/>
  <manifest:file-entry manifest:full-path="media/image12.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48">
      <style:graphic-properties draw:fill="bitmap" draw:fill-image-name="a547" style:repeat="stretch" draw:stroke="non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88875in" style:font-size-asian="0.88875in" style:font-size-complex="0.888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82">
      <style:graphic-properties draw:fill="bitmap" draw:fill-image-name="a381" style:repeat="stretch" draw:stroke="none"/>
    </style:style>
    <style:style style:family="graphic" style:name="a384">
      <style:graphic-properties draw:fill="bitmap" draw:fill-image-name="a383" style:repeat="stretch" draw:stroke="non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0.62222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0.89444in"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0.55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0.55139in" fo:text-align="left" style:tab-stop-distance="1in" fo:margin-left="0.66957in" fo:margin-right="0in" fo:text-indent="-0.3347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0.55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0.431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0.98681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45819in" style:font-size-asian="0.45819in" style:font-size-complex="0.45819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0.627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555">
      <style:graphic-properties draw:fill="solid" draw:fill-color="#8ecae6" draw:opacity="100%" draw:stroke="non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DM Sans" style:font-family-asian="DM Sans" style:font-family-complex="DM Sans" fo:font-size="0.28764in" style:font-size-asian="0.28764in" style:font-size-complex="0.28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0.40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27778in" fo:padding-bottom="0.27778in" fo:padding-left="0.27778in" fo:padding-right="0.27778in" draw:textarea-vertical-align="middle" draw:textarea-horizontal-align="center" draw:fill="none" draw:stroke="none" draw:auto-grow-width="false" draw:auto-grow-height="fals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45819in" style:font-size-asian="0.45819in" style:font-size-complex="0.45819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1.24986in" style:font-size-asian="1.24986in" style:font-size-complex="1.2498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387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4">
      <style:graphic-properties draw:fill="solid" draw:fill-color="#428bba" draw:opacity="100%" draw:stroke="non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0">
      <style:paragraph-properties fo:line-height="0.3618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43">
      <style:graphic-properties draw:fill="bitmap" draw:fill-image-name="a442" style:repeat="stretch" draw:stroke="non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65417in" style:font-size-asian="0.65417in" style:font-size-complex="0.6541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0.726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4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49">
      <style:graphic-properties draw:fill="bitmap" draw:fill-image-name="a448" style:repeat="stretch" draw:stroke="none"/>
    </style:style>
    <style:style style:family="paragraph" style:name="a560">
      <style:paragraph-properties fo:line-height="0.627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562">
      <style:graphic-properties draw:fill="solid" draw:fill-color="#8ecae6" draw:opacity="100%"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DM Sans" style:font-family-asian="DM Sans" style:font-family-complex="DM Sans" fo:font-size="0.28764in" style:font-size-asian="0.28764in" style:font-size-complex="0.28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0.40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27778in" fo:padding-bottom="0.27778in" fo:padding-left="0.27778in" fo:padding-right="0.27778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45819in" style:font-size-asian="0.45819in" style:font-size-complex="0.45819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0.627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569">
      <style:graphic-properties draw:fill="solid" draw:fill-color="#8ecae6" draw:opacity="100%" draw:stroke="non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3694in" style:font-size-asian="0.33694in" style:font-size-complex="0.33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0.47153in" fo:text-align="left" style:tab-stop-distance="1in" fo:margin-left="0.57281in" fo:margin-right="0in" fo:text-indent="-0.28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3694in" style:font-size-asian="0.33694in" style:font-size-complex="0.33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0.47153in" fo:text-align="left" style:tab-stop-distance="1in" fo:margin-left="0.57281in" fo:margin-right="0in" fo:text-indent="-0.28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3694in" style:font-size-asian="0.33694in" style:font-size-complex="0.33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0.47153in" fo:text-align="left" style:tab-stop-distance="1in" fo:margin-left="0.57281in" fo:margin-right="0in" fo:text-indent="-0.28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3694in" style:font-size-asian="0.33694in" style:font-size-complex="0.33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solid" draw:fill-color="#8ecae6" draw:opacity="100%" draw:stroke="non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DM Sans" style:font-family-asian="DM Sans" style:font-family-complex="DM Sans" fo:font-size="0.28764in" style:font-size-asian="0.28764in" style:font-size-complex="0.28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0.40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27778in" fo:padding-bottom="0.27778in" fo:padding-left="0.27778in" fo:padding-right="0.27778in" draw:textarea-vertical-align="middle" draw:textarea-horizontal-align="center" draw:fill="none" draw:stroke="none" draw:auto-grow-width="false" draw:auto-grow-height="false"/>
      <style:paragraph-properties style:font-independent-line-spacing="true" style:writing-mode="lr-tb"/>
    </style:style>
    <style:style style:family="graphic" style:name="a504">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7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05">
      <style:graphic-properties draw:fill="solid" draw:fill-color="#8ecae6" draw:opacity="100%" draw:stroke="non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draw:fill="bitmap" draw:fill-image-name="a574" style:repeat="stretch" draw:stroke="none"/>
    </style:style>
    <style:style style:family="paragraph" style:name="a507">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556in" fo:padding-bottom="0.05556in" fo:padding-left="0.05556in" fo:padding-right="0.05556in" draw:textarea-vertical-align="middle" draw:textarea-horizontal-align="center" draw:fill="none" draw:stroke="none" draw:auto-grow-width="false" draw:auto-grow-height="false"/>
      <style:paragraph-properties style:font-independent-line-spacing="true" style:writing-mode="lr-tb"/>
    </style:style>
    <style:style style:family="graphic" style:name="a577">
      <style:graphic-properties draw:fill="bitmap" draw:fill-image-name="a576" style:repeat="stretch" draw:stroke="none"/>
    </style:style>
    <style:style style:family="drawing-page" style:name="a50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88875in" style:font-size-asian="0.88875in" style:font-size-complex="0.888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0.98681in"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0.47153in" fo:text-align="left" style:tab-stop-distance="1in" fo:margin-left="0.57281in" fo:margin-right="0in" fo:text-indent="-0.286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3694in" style:font-size-asian="0.33694in" style:font-size-complex="0.33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0.4715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67389in" style:font-size-asian="0.67389in" style:font-size-complex="0.67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0.747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6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11">
      <style:graphic-properties draw:fill="bitmap" draw:fill-image-name="a510" style:repeat="stretch" draw:stroke="none"/>
    </style:style>
    <style:style style:family="graphic" style:name="a58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3">
      <style:graphic-properties draw:fill="bitmap" draw:fill-image-name="a512" style:repeat="stretch" draw:stroke="non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51375in" style:font-size-asian="0.51375in" style:font-size-complex="0.51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0.4986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draw:fill="bitmap" draw:fill-image-name="a514" style:repeat="stretch" draw:stroke="none"/>
    </style:style>
    <style:style style:family="graphic"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51375in" style:font-size-asian="0.51375in" style:font-size-complex="0.5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draw:fill="bitmap" draw:fill-image-name="a516" style:repeat="stretch" draw:stroke="none"/>
    </style:style>
    <style:style style:family="paragraph" style:name="a585">
      <style:paragraph-properties fo:line-height="0.4986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88875in" style:font-size-asian="0.88875in" style:font-size-complex="0.888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9">
      <style:paragraph-properties fo:line-height="0.98681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51375in" style:font-size-asian="0.51375in" style:font-size-complex="0.51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0.4986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00">
      <style:graphic-properties draw:fill="bitmap" draw:fill-image-name="a399" style:repeat="stretch"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0.6541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DM Sans Italics" style:font-family-asian="DM Sans Italics" style:font-family-complex="DM Sans Italics" fo:font-size="0.49167in" style:font-size-asian="0.49167in" style:font-size-complex="0.491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0.6541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draw:fill="bitmap" draw:fill-image-name="a471" style:repeat="stretch" draw:stroke="non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DM Sans Italics" style:font-family-asian="DM Sans Italics" style:font-family-complex="DM Sans Italics" fo:font-size="0.49167in" style:font-size-asian="0.49167in" style:font-size-complex="0.491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88875in" style:font-size-asian="0.88875in" style:font-size-complex="0.888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0.6541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0.98681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4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49167in" style:font-size-asian="0.49167in" style:font-size-complex="0.4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0.54583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0.4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21">
      <style:text-properties fo:font-variant="normal" fo:text-transform="none" fo:color="#010204" style:text-line-through-type="none" style:text-line-through-style="none" style:text-line-through-width="auto" style:text-line-through-color="font-color" style:text-position="0% 100%" fo:font-family="DM Sans Bold" style:font-family-asian="DM Sans Bold" style:font-family-complex="DM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51375in" style:font-size-asian="0.51375in" style:font-size-complex="0.5137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591">
      <style:paragraph-properties fo:line-height="0.4986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19in" style:font-size-asian="0.33319in" style:font-size-complex="0.33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5">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19in" style:font-size-asian="0.33319in" style:font-size-complex="0.333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DM Sans Bold" style:font-family-asian="DM Sans Bold" style:font-family-complex="DM Sans Bold" fo:font-size="0.51375in" style:font-size-asian="0.51375in" style:font-size-complex="0.51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0.453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0.4986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5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10204" style:text-line-through-type="none" style:text-line-through-style="none" style:text-line-through-width="auto" style:text-line-through-color="font-color" style:text-position="0% 100%" fo:font-family="DM Sans Bold" style:font-family-asian="DM Sans Bold" style:font-family-complex="DM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51375in" style:font-size-asian="0.51375in" style:font-size-complex="0.5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0.49861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1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0.4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0.55139in" fo:text-align="left" style:tab-stop-distance="1in" fo:margin-left="0.66957in" fo:margin-right="0in" fo:text-indent="-0.3347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0.4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0.55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draw:fill="solid" draw:fill-color="#fefaf6" draw:opacity="100%" draw:stroke="none"/>
    </style:style>
    <style:style style:family="paragraph" style:name="a418">
      <style:paragraph-properties fo:line-height="0.55139in" fo:text-align="left" style:tab-stop-distance="1in" fo:margin-left="0.66957in" fo:margin-right="0in" fo:text-indent="-0.3347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10204" style:text-line-through-type="none" style:text-line-through-style="none" style:text-line-through-width="auto" style:text-line-through-color="font-color" style:text-position="0% 100%" fo:font-family="DM Sans Bold" style:font-family-asian="DM Sans Bold" style:font-family-complex="DM Sans Bold" fo:font-size="0.45819in" style:font-size-asian="0.45819in" style:font-size-complex="0.45819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0.627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488">
      <style:graphic-properties fo:wrap-option="wrap" fo:padding-top="0.03286in" fo:padding-bottom="0.03286in" fo:padding-left="0.03286in" fo:padding-right="0.03286in" draw:textarea-vertical-align="middle"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solid" draw:fill-color="#fefaf6" draw:opacity="100%" draw:stroke="none"/>
    </style:style>
    <style:style style:family="text" style:name="a532">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0.453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35">
      <style:text-properties fo:font-variant="normal" fo:text-transform="none" fo:color="#010204" style:text-line-through-type="none" style:text-line-through-style="none" style:text-line-through-width="auto" style:text-line-through-color="font-color" style:text-position="0% 100%" fo:font-family="DM Sans Bold" style:font-family-asian="DM Sans Bold" style:font-family-complex="DM Sans Bold"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6">
      <style:paragraph-properties fo:line-height="0.44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38">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0.55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10204" style:text-line-through-type="none" style:text-line-through-style="none" style:text-line-through-width="auto" style:text-line-through-color="font-color" style:text-position="0% 100%" fo:font-family="DM Sans Bold" style:font-family-asian="DM Sans Bold" style:font-family-complex="DM Sans Bold" fo:font-size="0.45819in" style:font-size-asian="0.45819in" style:font-size-complex="0.45819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0.627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0.55139in" fo:text-align="left" style:tab-stop-distance="1in" fo:margin-left="0.66957in" fo:margin-right="0in" fo:text-indent="-0.3347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3286in" fo:padding-bottom="0.03286in" fo:padding-left="0.03286in" fo:padding-right="0.03286in" draw:textarea-vertical-align="middle" draw:textarea-horizontal-align="center" draw:fill="none" draw:stroke="none" draw:auto-grow-width="false" draw:auto-grow-height="false"/>
      <style:paragraph-properties style:font-independent-line-spacing="true" style:writing-mode="lr-tb"/>
    </style:style>
    <style:style style:family="graphic" style:name="a493">
      <style:graphic-properties draw:fill="solid" draw:fill-color="#fefaf6" draw:opacity="100%" draw:stroke="non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10204" style:text-line-through-type="none" style:text-line-through-style="none" style:text-line-through-width="auto" style:text-line-through-color="font-color" style:text-position="0% 100%" fo:font-family="DM Sans Bold" style:font-family-asian="DM Sans Bold" style:font-family-complex="DM Sans Bold" fo:font-size="0.45819in" style:font-size-asian="0.45819in" style:font-size-complex="0.45819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0.5513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0.627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DM Sans" style:font-family-asian="DM Sans" style:font-family-complex="DM Sans" fo:font-size="0.39375in" style:font-size-asian="0.39375in" style:font-size-complex="0.39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3286in" fo:padding-bottom="0.03286in" fo:padding-left="0.03286in" fo:padding-right="0.03286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0.55139in" fo:text-align="left" style:tab-stop-distance="1in" fo:margin-left="0.66957in" fo:margin-right="0in" fo:text-indent="-0.3347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draw:fill="solid" draw:fill-color="#8ecae6" draw:opacity="100%"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0.453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0.369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10204" style:text-line-through-type="none" style:text-line-through-style="none" style:text-line-through-width="auto" style:text-line-through-color="font-color" style:text-position="0% 100%" fo:font-family="DM Sans" style:font-family-asian="DM Sans" style:font-family-complex="DM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0.453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5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46">
      <style:graphic-properties draw:fill="bitmap" draw:fill-image-name="a545" style:repeat="stretch" draw:stroke="none"/>
    </style:style>
    <text:list-style style:name="a419">
      <text:list-level-style-bullet text:level="1" text:bullet-char="•">
        <style:list-level-properties text:space-before="0in" text:min-label-width="0.33478in"/>
        <style:text-properties fo:font-family="Arial" fo:font-size="100%"/>
      </text:list-level-style-bullet>
      <text:list-level-style-bullet text:level="2" text:bullet-char="•">
        <style:list-level-properties text:space-before="0.33478in" text:min-label-width="0.33478in"/>
        <style:text-properties fo:font-family="Arial" fo:font-size="100%"/>
      </text:list-level-style-bullet>
      <text:list-level-style-bullet text:level="3" text:bullet-char="•">
        <style:list-level-properties text:space-before="0.83478in" text:min-label-width="0.33478in"/>
        <style:text-properties fo:font-family="Arial" fo:font-size="100%"/>
      </text:list-level-style-bullet>
      <text:list-level-style-bullet text:level="4" text:bullet-char="•">
        <style:list-level-properties text:space-before="1.33478in" text:min-label-width="0.33478in"/>
        <style:text-properties fo:font-family="Arial" fo:font-size="100%"/>
      </text:list-level-style-bullet>
      <text:list-level-style-bullet text:level="5" text:bullet-char="•">
        <style:list-level-properties text:space-before="1.83478in" text:min-label-width="0.33478in"/>
        <style:text-properties fo:font-family="Arial" fo:font-size="100%"/>
      </text:list-level-style-bullet>
      <text:list-level-style-bullet text:level="6" text:bullet-char="•">
        <style:list-level-properties text:space-before="2.33478in" text:min-label-width="0.33478in"/>
        <style:text-properties fo:font-family="Arial" fo:font-size="100%"/>
      </text:list-level-style-bullet>
      <text:list-level-style-bullet text:level="7" text:bullet-char="•">
        <style:list-level-properties text:space-before="2.83478in" text:min-label-width="0.33478in"/>
        <style:text-properties fo:font-family="Arial" fo:font-size="100%"/>
      </text:list-level-style-bullet>
      <text:list-level-style-bullet text:level="8" text:bullet-char="•">
        <style:list-level-properties text:space-before="3.33478in" text:min-label-width="0.33478in"/>
        <style:text-properties fo:font-family="Arial" fo:font-size="100%"/>
      </text:list-level-style-bullet>
      <text:list-level-style-bullet text:level="9" text:bullet-char="•">
        <style:list-level-properties text:space-before="3.83478in" text:min-label-width="0.33478in"/>
        <style:text-properties fo:font-family="Arial" fo:font-size="100%"/>
      </text:list-level-style-bullet>
    </text:list-style>
    <text:list-style style:name="a424">
      <text:list-level-style-bullet text:level="1" text:bullet-char="•">
        <style:list-level-properties text:space-before="0in" text:min-label-width="0.33478in"/>
        <style:text-properties fo:font-family="Arial" fo:font-size="100%"/>
      </text:list-level-style-bullet>
      <text:list-level-style-bullet text:level="2" text:bullet-char="•">
        <style:list-level-properties text:space-before="0.33478in" text:min-label-width="0.33478in"/>
        <style:text-properties fo:font-family="Arial" fo:font-size="100%"/>
      </text:list-level-style-bullet>
      <text:list-level-style-bullet text:level="3" text:bullet-char="•">
        <style:list-level-properties text:space-before="0.83478in" text:min-label-width="0.33478in"/>
        <style:text-properties fo:font-family="Arial" fo:font-size="100%"/>
      </text:list-level-style-bullet>
      <text:list-level-style-bullet text:level="4" text:bullet-char="•">
        <style:list-level-properties text:space-before="1.33478in" text:min-label-width="0.33478in"/>
        <style:text-properties fo:font-family="Arial" fo:font-size="100%"/>
      </text:list-level-style-bullet>
      <text:list-level-style-bullet text:level="5" text:bullet-char="•">
        <style:list-level-properties text:space-before="1.83478in" text:min-label-width="0.33478in"/>
        <style:text-properties fo:font-family="Arial" fo:font-size="100%"/>
      </text:list-level-style-bullet>
      <text:list-level-style-bullet text:level="6" text:bullet-char="•">
        <style:list-level-properties text:space-before="2.33478in" text:min-label-width="0.33478in"/>
        <style:text-properties fo:font-family="Arial" fo:font-size="100%"/>
      </text:list-level-style-bullet>
      <text:list-level-style-bullet text:level="7" text:bullet-char="•">
        <style:list-level-properties text:space-before="2.83478in" text:min-label-width="0.33478in"/>
        <style:text-properties fo:font-family="Arial" fo:font-size="100%"/>
      </text:list-level-style-bullet>
      <text:list-level-style-bullet text:level="8" text:bullet-char="•">
        <style:list-level-properties text:space-before="3.33478in" text:min-label-width="0.33478in"/>
        <style:text-properties fo:font-family="Arial" fo:font-size="100%"/>
      </text:list-level-style-bullet>
      <text:list-level-style-bullet text:level="9" text:bullet-char="•">
        <style:list-level-properties text:space-before="3.83478in" text:min-label-width="0.33478in"/>
        <style:text-properties fo:font-family="Arial" fo:font-size="100%"/>
      </text:list-level-style-bullet>
    </text:list-style>
    <text:list-style style:name="a414">
      <text:list-level-style-bullet text:level="1" text:bullet-char="•">
        <style:list-level-properties text:space-before="0in" text:min-label-width="0.33478in"/>
        <style:text-properties fo:font-family="Arial" fo:font-size="100%"/>
      </text:list-level-style-bullet>
      <text:list-level-style-bullet text:level="2" text:bullet-char="•">
        <style:list-level-properties text:space-before="0.33478in" text:min-label-width="0.33478in"/>
        <style:text-properties fo:font-family="Arial" fo:font-size="100%"/>
      </text:list-level-style-bullet>
      <text:list-level-style-bullet text:level="3" text:bullet-char="•">
        <style:list-level-properties text:space-before="0.83478in" text:min-label-width="0.33478in"/>
        <style:text-properties fo:font-family="Arial" fo:font-size="100%"/>
      </text:list-level-style-bullet>
      <text:list-level-style-bullet text:level="4" text:bullet-char="•">
        <style:list-level-properties text:space-before="1.33478in" text:min-label-width="0.33478in"/>
        <style:text-properties fo:font-family="Arial" fo:font-size="100%"/>
      </text:list-level-style-bullet>
      <text:list-level-style-bullet text:level="5" text:bullet-char="•">
        <style:list-level-properties text:space-before="1.83478in" text:min-label-width="0.33478in"/>
        <style:text-properties fo:font-family="Arial" fo:font-size="100%"/>
      </text:list-level-style-bullet>
      <text:list-level-style-bullet text:level="6" text:bullet-char="•">
        <style:list-level-properties text:space-before="2.33478in" text:min-label-width="0.33478in"/>
        <style:text-properties fo:font-family="Arial" fo:font-size="100%"/>
      </text:list-level-style-bullet>
      <text:list-level-style-bullet text:level="7" text:bullet-char="•">
        <style:list-level-properties text:space-before="2.83478in" text:min-label-width="0.33478in"/>
        <style:text-properties fo:font-family="Arial" fo:font-size="100%"/>
      </text:list-level-style-bullet>
      <text:list-level-style-bullet text:level="8" text:bullet-char="•">
        <style:list-level-properties text:space-before="3.33478in" text:min-label-width="0.33478in"/>
        <style:text-properties fo:font-family="Arial" fo:font-size="100%"/>
      </text:list-level-style-bullet>
      <text:list-level-style-bullet text:level="9" text:bullet-char="•">
        <style:list-level-properties text:space-before="3.83478in" text:min-label-width="0.33478in"/>
        <style:text-properties fo:font-family="Arial" fo:font-size="100%"/>
      </text:list-level-style-bullet>
    </text:list-style>
    <text:list-style style:name="a455">
      <text:list-level-style-bullet text:level="1" text:bullet-char="•">
        <style:list-level-properties text:space-before="0in" text:min-label-width="0.2864in"/>
        <style:text-properties fo:font-family="Arial" fo:font-size="100%"/>
      </text:list-level-style-bullet>
      <text:list-level-style-bullet text:level="2" text:bullet-char="•">
        <style:list-level-properties text:space-before="0.2864in" text:min-label-width="0.2864in"/>
        <style:text-properties fo:font-family="Arial" fo:font-size="100%"/>
      </text:list-level-style-bullet>
      <text:list-level-style-bullet text:level="3" text:bullet-char="•">
        <style:list-level-properties text:space-before="0.7864in" text:min-label-width="0.2864in"/>
        <style:text-properties fo:font-family="Arial" fo:font-size="100%"/>
      </text:list-level-style-bullet>
      <text:list-level-style-bullet text:level="4" text:bullet-char="•">
        <style:list-level-properties text:space-before="1.2864in" text:min-label-width="0.2864in"/>
        <style:text-properties fo:font-family="Arial" fo:font-size="100%"/>
      </text:list-level-style-bullet>
      <text:list-level-style-bullet text:level="5" text:bullet-char="•">
        <style:list-level-properties text:space-before="1.7864in" text:min-label-width="0.2864in"/>
        <style:text-properties fo:font-family="Arial" fo:font-size="100%"/>
      </text:list-level-style-bullet>
      <text:list-level-style-bullet text:level="6" text:bullet-char="•">
        <style:list-level-properties text:space-before="2.2864in" text:min-label-width="0.2864in"/>
        <style:text-properties fo:font-family="Arial" fo:font-size="100%"/>
      </text:list-level-style-bullet>
      <text:list-level-style-bullet text:level="7" text:bullet-char="•">
        <style:list-level-properties text:space-before="2.7864in" text:min-label-width="0.2864in"/>
        <style:text-properties fo:font-family="Arial" fo:font-size="100%"/>
      </text:list-level-style-bullet>
      <text:list-level-style-bullet text:level="8" text:bullet-char="•">
        <style:list-level-properties text:space-before="3.2864in" text:min-label-width="0.2864in"/>
        <style:text-properties fo:font-family="Arial" fo:font-size="100%"/>
      </text:list-level-style-bullet>
      <text:list-level-style-bullet text:level="9" text:bullet-char="•">
        <style:list-level-properties text:space-before="3.7864in" text:min-label-width="0.2864in"/>
        <style:text-properties fo:font-family="Arial" fo:font-size="100%"/>
      </text:list-level-style-bullet>
    </text:list-style>
    <text:list-style style:name="a461">
      <text:list-level-style-bullet text:level="1" text:bullet-char="•">
        <style:list-level-properties text:space-before="0in" text:min-label-width="0.2864in"/>
        <style:text-properties fo:font-family="Arial" fo:font-size="100%"/>
      </text:list-level-style-bullet>
      <text:list-level-style-bullet text:level="2" text:bullet-char="•">
        <style:list-level-properties text:space-before="0.2864in" text:min-label-width="0.2864in"/>
        <style:text-properties fo:font-family="Arial" fo:font-size="100%"/>
      </text:list-level-style-bullet>
      <text:list-level-style-bullet text:level="3" text:bullet-char="•">
        <style:list-level-properties text:space-before="0.7864in" text:min-label-width="0.2864in"/>
        <style:text-properties fo:font-family="Arial" fo:font-size="100%"/>
      </text:list-level-style-bullet>
      <text:list-level-style-bullet text:level="4" text:bullet-char="•">
        <style:list-level-properties text:space-before="1.2864in" text:min-label-width="0.2864in"/>
        <style:text-properties fo:font-family="Arial" fo:font-size="100%"/>
      </text:list-level-style-bullet>
      <text:list-level-style-bullet text:level="5" text:bullet-char="•">
        <style:list-level-properties text:space-before="1.7864in" text:min-label-width="0.2864in"/>
        <style:text-properties fo:font-family="Arial" fo:font-size="100%"/>
      </text:list-level-style-bullet>
      <text:list-level-style-bullet text:level="6" text:bullet-char="•">
        <style:list-level-properties text:space-before="2.2864in" text:min-label-width="0.2864in"/>
        <style:text-properties fo:font-family="Arial" fo:font-size="100%"/>
      </text:list-level-style-bullet>
      <text:list-level-style-bullet text:level="7" text:bullet-char="•">
        <style:list-level-properties text:space-before="2.7864in" text:min-label-width="0.2864in"/>
        <style:text-properties fo:font-family="Arial" fo:font-size="100%"/>
      </text:list-level-style-bullet>
      <text:list-level-style-bullet text:level="8" text:bullet-char="•">
        <style:list-level-properties text:space-before="3.2864in" text:min-label-width="0.2864in"/>
        <style:text-properties fo:font-family="Arial" fo:font-size="100%"/>
      </text:list-level-style-bullet>
      <text:list-level-style-bullet text:level="9" text:bullet-char="•">
        <style:list-level-properties text:space-before="3.7864in" text:min-label-width="0.2864in"/>
        <style:text-properties fo:font-family="Arial" fo:font-size="100%"/>
      </text:list-level-style-bullet>
    </text:list-style>
    <text:list-style style:name="a429">
      <text:list-level-style-bullet text:level="1" text:bullet-char="•">
        <style:list-level-properties text:space-before="0in" text:min-label-width="0.33478in"/>
        <style:text-properties fo:font-family="Arial" fo:font-size="100%"/>
      </text:list-level-style-bullet>
      <text:list-level-style-bullet text:level="2" text:bullet-char="•">
        <style:list-level-properties text:space-before="0.33478in" text:min-label-width="0.33478in"/>
        <style:text-properties fo:font-family="Arial" fo:font-size="100%"/>
      </text:list-level-style-bullet>
      <text:list-level-style-bullet text:level="3" text:bullet-char="•">
        <style:list-level-properties text:space-before="0.83478in" text:min-label-width="0.33478in"/>
        <style:text-properties fo:font-family="Arial" fo:font-size="100%"/>
      </text:list-level-style-bullet>
      <text:list-level-style-bullet text:level="4" text:bullet-char="•">
        <style:list-level-properties text:space-before="1.33478in" text:min-label-width="0.33478in"/>
        <style:text-properties fo:font-family="Arial" fo:font-size="100%"/>
      </text:list-level-style-bullet>
      <text:list-level-style-bullet text:level="5" text:bullet-char="•">
        <style:list-level-properties text:space-before="1.83478in" text:min-label-width="0.33478in"/>
        <style:text-properties fo:font-family="Arial" fo:font-size="100%"/>
      </text:list-level-style-bullet>
      <text:list-level-style-bullet text:level="6" text:bullet-char="•">
        <style:list-level-properties text:space-before="2.33478in" text:min-label-width="0.33478in"/>
        <style:text-properties fo:font-family="Arial" fo:font-size="100%"/>
      </text:list-level-style-bullet>
      <text:list-level-style-bullet text:level="7" text:bullet-char="•">
        <style:list-level-properties text:space-before="2.83478in" text:min-label-width="0.33478in"/>
        <style:text-properties fo:font-family="Arial" fo:font-size="100%"/>
      </text:list-level-style-bullet>
      <text:list-level-style-bullet text:level="8" text:bullet-char="•">
        <style:list-level-properties text:space-before="3.33478in" text:min-label-width="0.33478in"/>
        <style:text-properties fo:font-family="Arial" fo:font-size="100%"/>
      </text:list-level-style-bullet>
      <text:list-level-style-bullet text:level="9" text:bullet-char="•">
        <style:list-level-properties text:space-before="3.83478in" text:min-label-width="0.33478in"/>
        <style:text-properties fo:font-family="Arial" fo:font-size="100%"/>
      </text:list-level-style-bullet>
    </text:list-style>
    <text:list-style style:name="a458">
      <text:list-level-style-bullet text:level="1" text:bullet-char="•">
        <style:list-level-properties text:space-before="0in" text:min-label-width="0.2864in"/>
        <style:text-properties fo:font-family="Arial" fo:font-size="100%"/>
      </text:list-level-style-bullet>
      <text:list-level-style-bullet text:level="2" text:bullet-char="•">
        <style:list-level-properties text:space-before="0.2864in" text:min-label-width="0.2864in"/>
        <style:text-properties fo:font-family="Arial" fo:font-size="100%"/>
      </text:list-level-style-bullet>
      <text:list-level-style-bullet text:level="3" text:bullet-char="•">
        <style:list-level-properties text:space-before="0.7864in" text:min-label-width="0.2864in"/>
        <style:text-properties fo:font-family="Arial" fo:font-size="100%"/>
      </text:list-level-style-bullet>
      <text:list-level-style-bullet text:level="4" text:bullet-char="•">
        <style:list-level-properties text:space-before="1.2864in" text:min-label-width="0.2864in"/>
        <style:text-properties fo:font-family="Arial" fo:font-size="100%"/>
      </text:list-level-style-bullet>
      <text:list-level-style-bullet text:level="5" text:bullet-char="•">
        <style:list-level-properties text:space-before="1.7864in" text:min-label-width="0.2864in"/>
        <style:text-properties fo:font-family="Arial" fo:font-size="100%"/>
      </text:list-level-style-bullet>
      <text:list-level-style-bullet text:level="6" text:bullet-char="•">
        <style:list-level-properties text:space-before="2.2864in" text:min-label-width="0.2864in"/>
        <style:text-properties fo:font-family="Arial" fo:font-size="100%"/>
      </text:list-level-style-bullet>
      <text:list-level-style-bullet text:level="7" text:bullet-char="•">
        <style:list-level-properties text:space-before="2.7864in" text:min-label-width="0.2864in"/>
        <style:text-properties fo:font-family="Arial" fo:font-size="100%"/>
      </text:list-level-style-bullet>
      <text:list-level-style-bullet text:level="8" text:bullet-char="•">
        <style:list-level-properties text:space-before="3.2864in" text:min-label-width="0.2864in"/>
        <style:text-properties fo:font-family="Arial" fo:font-size="100%"/>
      </text:list-level-style-bullet>
      <text:list-level-style-bullet text:level="9" text:bullet-char="•">
        <style:list-level-properties text:space-before="3.7864in" text:min-label-width="0.2864in"/>
        <style:text-properties fo:font-family="Arial" fo:font-size="100%"/>
      </text:list-level-style-bullet>
    </text:list-style>
    <text:list-style style:name="a434">
      <text:list-level-style-bullet text:level="1" text:bullet-char="•">
        <style:list-level-properties text:space-before="0in" text:min-label-width="0.33478in"/>
        <style:text-properties fo:font-family="Arial" fo:font-size="100%"/>
      </text:list-level-style-bullet>
      <text:list-level-style-bullet text:level="2" text:bullet-char="•">
        <style:list-level-properties text:space-before="0.33478in" text:min-label-width="0.33478in"/>
        <style:text-properties fo:font-family="Arial" fo:font-size="100%"/>
      </text:list-level-style-bullet>
      <text:list-level-style-bullet text:level="3" text:bullet-char="•">
        <style:list-level-properties text:space-before="0.83478in" text:min-label-width="0.33478in"/>
        <style:text-properties fo:font-family="Arial" fo:font-size="100%"/>
      </text:list-level-style-bullet>
      <text:list-level-style-bullet text:level="4" text:bullet-char="•">
        <style:list-level-properties text:space-before="1.33478in" text:min-label-width="0.33478in"/>
        <style:text-properties fo:font-family="Arial" fo:font-size="100%"/>
      </text:list-level-style-bullet>
      <text:list-level-style-bullet text:level="5" text:bullet-char="•">
        <style:list-level-properties text:space-before="1.83478in" text:min-label-width="0.33478in"/>
        <style:text-properties fo:font-family="Arial" fo:font-size="100%"/>
      </text:list-level-style-bullet>
      <text:list-level-style-bullet text:level="6" text:bullet-char="•">
        <style:list-level-properties text:space-before="2.33478in" text:min-label-width="0.33478in"/>
        <style:text-properties fo:font-family="Arial" fo:font-size="100%"/>
      </text:list-level-style-bullet>
      <text:list-level-style-bullet text:level="7" text:bullet-char="•">
        <style:list-level-properties text:space-before="2.83478in" text:min-label-width="0.33478in"/>
        <style:text-properties fo:font-family="Arial" fo:font-size="100%"/>
      </text:list-level-style-bullet>
      <text:list-level-style-bullet text:level="8" text:bullet-char="•">
        <style:list-level-properties text:space-before="3.33478in" text:min-label-width="0.33478in"/>
        <style:text-properties fo:font-family="Arial" fo:font-size="100%"/>
      </text:list-level-style-bullet>
      <text:list-level-style-bullet text:level="9" text:bullet-char="•">
        <style:list-level-properties text:space-before="3.83478in" text:min-label-width="0.33478in"/>
        <style:text-properties fo:font-family="Arial" fo:font-size="100%"/>
      </text:list-level-style-bullet>
    </text:list-style>
    <text:list-style style:name="a452">
      <text:list-level-style-bullet text:level="1" text:bullet-char="•">
        <style:list-level-properties text:space-before="0in" text:min-label-width="0.2864in"/>
        <style:text-properties fo:font-family="Arial" fo:font-size="100%"/>
      </text:list-level-style-bullet>
      <text:list-level-style-bullet text:level="2" text:bullet-char="•">
        <style:list-level-properties text:space-before="0.2864in" text:min-label-width="0.2864in"/>
        <style:text-properties fo:font-family="Arial" fo:font-size="100%"/>
      </text:list-level-style-bullet>
      <text:list-level-style-bullet text:level="3" text:bullet-char="•">
        <style:list-level-properties text:space-before="0.7864in" text:min-label-width="0.2864in"/>
        <style:text-properties fo:font-family="Arial" fo:font-size="100%"/>
      </text:list-level-style-bullet>
      <text:list-level-style-bullet text:level="4" text:bullet-char="•">
        <style:list-level-properties text:space-before="1.2864in" text:min-label-width="0.2864in"/>
        <style:text-properties fo:font-family="Arial" fo:font-size="100%"/>
      </text:list-level-style-bullet>
      <text:list-level-style-bullet text:level="5" text:bullet-char="•">
        <style:list-level-properties text:space-before="1.7864in" text:min-label-width="0.2864in"/>
        <style:text-properties fo:font-family="Arial" fo:font-size="100%"/>
      </text:list-level-style-bullet>
      <text:list-level-style-bullet text:level="6" text:bullet-char="•">
        <style:list-level-properties text:space-before="2.2864in" text:min-label-width="0.2864in"/>
        <style:text-properties fo:font-family="Arial" fo:font-size="100%"/>
      </text:list-level-style-bullet>
      <text:list-level-style-bullet text:level="7" text:bullet-char="•">
        <style:list-level-properties text:space-before="2.7864in" text:min-label-width="0.2864in"/>
        <style:text-properties fo:font-family="Arial" fo:font-size="100%"/>
      </text:list-level-style-bullet>
      <text:list-level-style-bullet text:level="8" text:bullet-char="•">
        <style:list-level-properties text:space-before="3.2864in" text:min-label-width="0.2864in"/>
        <style:text-properties fo:font-family="Arial" fo:font-size="100%"/>
      </text:list-level-style-bullet>
      <text:list-level-style-bullet text:level="9" text:bullet-char="•">
        <style:list-level-properties text:space-before="3.7864in" text:min-label-width="0.2864in"/>
        <style:text-properties fo:font-family="Arial" fo:font-size="100%"/>
      </text:list-level-style-bullet>
    </text:list-style>
  </office:automatic-styles>
  <office:body>
    <office:presentation>
      <draw:page draw:name="Slide1" draw:style-name="a380" draw:master-page-name="Master1-Layout7-blank-Blank" presentation:presentation-page-layout-name="Master1-PPL7" draw:id="Slide-256">
        <draw:g draw:name="Group 2" draw:id="id63">
          <svg:title/>
          <svg:desc/>
          <draw:custom-shape svg:x="2.73207in" svg:y="4.71741in" svg:width="5.71887in" svg:height="0.93144in" draw:id="id70" draw:style-name="a394" draw:name="Freeform 3">
            <svg:title/>
            <svg:desc/>
            <draw:enhanced-geometry xmlns:dr3d="urn:oasis:names:tc:opendocument:xmlns:dr3d:1.0" draw:type="non-primitive" svg:viewBox="0 0 1377274 224319" draw:enhanced-path="M 112160 0 L 1265115 0 C 1294861 0 1323390 11817 1344424 32851 1365458 53885 1377274 82413 1377274 112160 L 1377274 112160 C 1377274 174104 1327059 224319 1265115 224319 L 112160 224319 C 82413 224319 53885 212503 32851 191468 11817 170434 0 141906 0 112160 L 0 112160 C 0 82413 11817 53885 32851 32851 53885 11817 82413 0 1121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7274"/>
              <draw:equation draw:name="f7" draw:formula="?f4 / 224319"/>
              <draw:equation draw:name="f8" draw:formula="?f0 / ?f6"/>
              <draw:equation draw:name="f9" draw:formula="?f1 / ?f6"/>
              <draw:equation draw:name="f10" draw:formula="?f2 / ?f7"/>
              <draw:equation draw:name="f11" draw:formula="?f3 / ?f7"/>
            </draw:enhanced-geometry>
          </draw:custom-shape>
          <draw:frame draw:id="id71" draw:style-name="a397" draw:name="TextBox 4" svg:x="2.73207in" svg:y="4.5592in" svg:width="5.71887in" svg:height="1.08965in">
            <draw:text-box>
              <text:p text:style-name="a396" text:class-names="" text:cond-style-name=""><text:span text:style-name="a395" text:class-names=""/></text:p>
            </draw:text-box>
            <svg:title/>
            <svg:desc/>
          </draw:frame>
        </draw:g>
        <draw:custom-shape svg:x="2.9078in" svg:y="4.83813in" svg:width="0.69001in" svg:height="0.69001in" draw:id="id64" draw:style-name="a382" draw:name="Freeform 5">
          <svg:title/>
          <svg:desc/>
          <draw:enhanced-geometry xmlns:dr3d="urn:oasis:names:tc:opendocument:xmlns:dr3d:1.0" draw:type="non-primitive" svg:viewBox="0 0 630941 630941" draw:enhanced-path="M 0 0 L 630941 0 630941 630941 0 630941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0941"/>
            <draw:equation draw:name="f7" draw:formula="?f4 / 630941"/>
            <draw:equation draw:name="f8" draw:formula="?f0 / ?f6"/>
            <draw:equation draw:name="f9" draw:formula="?f1 / ?f6"/>
            <draw:equation draw:name="f10" draw:formula="?f2 / ?f7"/>
            <draw:equation draw:name="f11" draw:formula="?f3 / ?f7"/>
          </draw:enhanced-geometry>
        </draw:custom-shape>
        <draw:custom-shape svg:x="10.38872in" svg:y="1.87958in" svg:width="9.01126in" svg:height="9in" draw:id="id65" draw:style-name="a384" draw:name="Freeform 6">
          <svg:title/>
          <svg:desc/>
          <draw:enhanced-geometry xmlns:dr3d="urn:oasis:names:tc:opendocument:xmlns:dr3d:1.0" draw:type="non-primitive" svg:viewBox="0 0 8239900 8229600" draw:enhanced-path="M 0 0 L 8239900 0 8239900 8229600 0 82296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39900"/>
            <draw:equation draw:name="f7" draw:formula="?f4 / 8229600"/>
            <draw:equation draw:name="f8" draw:formula="?f0 / ?f6"/>
            <draw:equation draw:name="f9" draw:formula="?f1 / ?f6"/>
            <draw:equation draw:name="f10" draw:formula="?f2 / ?f7"/>
            <draw:equation draw:name="f11" draw:formula="?f3 / ?f7"/>
          </draw:enhanced-geometry>
        </draw:custom-shape>
        <draw:g draw:name="Group 7" draw:id="id66">
          <svg:title/>
          <svg:desc/>
          <draw:frame draw:id="id68" draw:style-name="a390" draw:name="TextBox 8" svg:x="0.85887in" svg:y="0.75243in" svg:width="9.14113in" svg:height="0.82795in">
            <draw:text-box>
              <text:p text:style-name="a389" text:class-names="" text:cond-style-name=""><text:span text:style-name="a388" text:class-names=""/></text:p>
            </draw:text-box>
            <svg:title/>
            <svg:desc/>
          </draw:frame>
          <draw:frame draw:id="id69" draw:style-name="a393" draw:name="TextBox 9" svg:x="0.85887in" svg:y="2.0173in" svg:width="9.14113in" svg:height="2.82083in">
            <draw:text-box>
              <text:p text:style-name="a392" text:class-names="" text:cond-style-name=""><text:span text:style-name="a391" text:class-names="">ROBO DE LA INFORMACIÓN</text:span></text:p>
            </draw:text-box>
            <svg:title/>
            <svg:desc/>
          </draw:frame>
        </draw:g>
        <draw:frame draw:id="id67" draw:style-name="a387" draw:name="TextBox 10" svg:x="3.59781in" svg:y="4.84737in" svg:width="4.399in" svg:height="0.59861in">
          <draw:text-box>
            <text:p text:style-name="a386" text:class-names="" text:cond-style-name=""><text:span text:style-name="a385" text:class-names="">UVM Lomas Verdes<text:s text:c="1"/></text:span></text:p>
          </draw:text-box>
          <svg:title/>
          <svg:desc/>
        </draw:frame>
      </draw:page>
      <draw:page draw:name="Slide2" draw:style-name="a398" draw:master-page-name="Master1-Layout7-blank-Blank" presentation:presentation-page-layout-name="Master1-PPL7" draw:id="Slide-257">
        <draw:custom-shape svg:x="0in" svg:y="4.05218in" svg:width="8.3453in" svg:height="7.19782in" draw:id="id72" draw:style-name="a400" draw:name="Freeform 2">
          <svg:title/>
          <svg:desc/>
          <draw:enhanced-geometry xmlns:dr3d="urn:oasis:names:tc:opendocument:xmlns:dr3d:1.0" draw:type="non-primitive" svg:viewBox="0 0 7630942 6581688" draw:enhanced-path="M 0 0 L 7630942 0 7630942 6581688 0 658168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30942"/>
            <draw:equation draw:name="f7" draw:formula="?f4 / 6581688"/>
            <draw:equation draw:name="f8" draw:formula="?f0 / ?f6"/>
            <draw:equation draw:name="f9" draw:formula="?f1 / ?f6"/>
            <draw:equation draw:name="f10" draw:formula="?f2 / ?f7"/>
            <draw:equation draw:name="f11" draw:formula="?f3 / ?f7"/>
          </draw:enhanced-geometry>
        </draw:custom-shape>
        <draw:g draw:name="Group 3" draw:id="id73">
          <svg:title/>
          <svg:desc/>
          <draw:frame draw:id="id74" draw:style-name="a407" draw:name="TextBox 4" svg:x="8.56984in" svg:y="1.51769in" svg:width="10.62575in" svg:height="9.01681in">
            <draw:text-box>
              <text:p text:style-name="a402" text:class-names="" text:cond-style-name=""><text:span text:style-name="a401" text:class-names=""/></text:p>
              <text:p text:style-name="a404" text:class-names="" text:cond-style-name=""><text:span text:style-name="a403" text:class-names="">El robo de información, también conocido como robo de datos o robo digital, es la sustracción o transferencia ilegal de información personal, confidencial o financiera sin el consentimiento del propietario. Esto puede incluir desde contraseñas y datos bancarios hasta algoritmos de software o tecnologías patentadas. Se considera una violación grave de la seguridad y la privacidad, con consecuencias potencialmente severas tanto para individuos como para organizaciones.</text:span></text:p>
              <text:p text:style-name="a406" text:class-names="" text:cond-style-name=""><text:span text:style-name="a405" text:class-names=""/></text:p>
            </draw:text-box>
            <svg:title/>
            <svg:desc/>
          </draw:frame>
          <draw:frame draw:id="id75" draw:style-name="a410" draw:name="TextBox 5" svg:x="8.56984in" svg:y="0.43607in" svg:width="10.62575in" svg:height="0.56247in">
            <draw:text-box>
              <text:p text:style-name="a409" text:class-names="" text:cond-style-name=""><text:span text:style-name="a408" text:class-names="">INTRODUCCIÓN</text:span></text:p>
            </draw:text-box>
            <svg:title/>
            <svg:desc/>
          </draw:frame>
        </draw:g>
      </draw:page>
      <draw:page draw:name="Slide3" draw:style-name="a411" draw:master-page-name="Master1-Layout7-blank-Blank" presentation:presentation-page-layout-name="Master1-PPL7" draw:id="Slide-258">
        <draw:frame draw:id="id76" draw:style-name="a441" draw:name="TextBox 2" svg:x="6.11628in" svg:y="2.35689in" svg:width="14.15811in" svg:height="8.89311in">
          <draw:text-box>
            <text:list text:style-name="a414">
              <text:list-item>
                <text:list text:style-name="a414">
                  <text:list-item>
                    <text:p text:style-name="a413" text:class-names="" text:cond-style-name=""><text:span text:style-name="a412" text:class-names="">Phishing:</text:span></text:p>
                  </text:list-item>
                </text:list>
              </text:list-item>
            </text:list>
            <text:p text:style-name="a416" text:class-names="" text:cond-style-name=""><text:span text:style-name="a415" text:class-names=""><text:s text:c="1"/>Engaño a través de correos electrónicos o sitios falsos para obtener datos sensibles, como contraseñas o información financiera.</text:span></text:p>
            <text:list text:style-name="a419">
              <text:list-item>
                <text:list text:style-name="a419">
                  <text:list-item>
                    <text:p text:style-name="a418" text:class-names="" text:cond-style-name=""><text:span text:style-name="a417" text:class-names="">Malware:</text:span></text:p>
                  </text:list-item>
                </text:list>
              </text:list-item>
            </text:list>
            <text:p text:style-name="a421" text:class-names="" text:cond-style-name=""><text:span text:style-name="a420" text:class-names=""><text:s text:c="1"/>Programas maliciosos (virus, troyanos, ransomware) que infectan dispositivos para robar información sin que el usuario se dé cuenta.</text:span></text:p>
            <text:list text:style-name="a424">
              <text:list-item>
                <text:list text:style-name="a424">
                  <text:list-item>
                    <text:p text:style-name="a423" text:class-names="" text:cond-style-name=""><text:span text:style-name="a422" text:class-names="">Ataques "Man in the Middle":</text:span></text:p>
                  </text:list-item>
                </text:list>
              </text:list-item>
            </text:list>
            <text:p text:style-name="a426" text:class-names="" text:cond-style-name=""><text:span text:style-name="a425" text:class-names=""><text:s text:c="1"/>Interceptación de comunicaciones entre dos partes para robar o alterar la información transmitida.</text:span></text:p>
            <text:list text:style-name="a429">
              <text:list-item>
                <text:list text:style-name="a429">
                  <text:list-item>
                    <text:p text:style-name="a428" text:class-names="" text:cond-style-name=""><text:span text:style-name="a427" text:class-names="">Ingeniería Social:</text:span></text:p>
                  </text:list-item>
                </text:list>
              </text:list-item>
            </text:list>
            <text:p text:style-name="a431" text:class-names="" text:cond-style-name=""><text:span text:style-name="a430" text:class-names="">Manipulación psicológica para que las personas revelen datos sensibles o accedan a sistemas protegidos.</text:span></text:p>
            <text:list text:style-name="a434">
              <text:list-item>
                <text:list text:style-name="a434">
                  <text:list-item>
                    <text:p text:style-name="a433" text:class-names="" text:cond-style-name=""><text:span text:style-name="a432" text:class-names="">Robo de Contraseñas:</text:span></text:p>
                  </text:list-item>
                </text:list>
              </text:list-item>
            </text:list>
            <text:p text:style-name="a436" text:class-names="" text:cond-style-name=""><text:span text:style-name="a435" text:class-names=""><text:s text:c="1"/>Obtención de contraseñas mediante ataques de fuerza bruta o redes Wi-Fi inseguras.</text:span></text:p>
            <text:p text:style-name="a438" text:class-names="" text:cond-style-name=""><text:span text:style-name="a437" text:class-names=""/></text:p>
            <text:p text:style-name="a440" text:class-names="" text:cond-style-name=""><text:span text:style-name="a439" text:class-names=""/></text:p>
          </draw:text-box>
          <svg:title/>
          <svg:desc/>
        </draw:frame>
        <draw:custom-shape svg:x="0.96928in" svg:y="3.69513in" svg:width="4.3875in" svg:height="4.5in" draw:id="id77" draw:style-name="a443" draw:name="Freeform 3">
          <svg:title/>
          <svg:desc/>
          <draw:enhanced-geometry xmlns:dr3d="urn:oasis:names:tc:opendocument:xmlns:dr3d:1.0" draw:type="non-primitive" svg:viewBox="0 0 4011930 4114800" draw:enhanced-path="M 0 0 L 4011930 0 4011930 4114800 0 41148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11930"/>
            <draw:equation draw:name="f7" draw:formula="?f4 / 4114800"/>
            <draw:equation draw:name="f8" draw:formula="?f0 / ?f6"/>
            <draw:equation draw:name="f9" draw:formula="?f1 / ?f6"/>
            <draw:equation draw:name="f10" draw:formula="?f2 / ?f7"/>
            <draw:equation draw:name="f11" draw:formula="?f3 / ?f7"/>
          </draw:enhanced-geometry>
        </draw:custom-shape>
        <draw:frame draw:id="id78" draw:style-name="a446" draw:name="TextBox 4" svg:x="0.21144in" svg:y="0.55379in" svg:width="13.14396in" svg:height="1.45849in">
          <draw:text-box>
            <text:p text:style-name="a445" text:class-names="" text:cond-style-name=""><text:span text:style-name="a444" text:class-names="">MÉTODOS COMUNES DE ROBO DE INFORMACIÓN</text:span></text:p>
          </draw:text-box>
          <svg:title/>
          <svg:desc/>
        </draw:frame>
      </draw:page>
      <draw:page draw:name="Slide4" draw:style-name="a447" draw:master-page-name="Master1-Layout7-blank-Blank" presentation:presentation-page-layout-name="Master1-PPL7" draw:id="Slide-259">
        <draw:custom-shape svg:x="0in" svg:y="0in" svg:width="7.82184in" svg:height="11.25in" draw:id="id79" draw:style-name="a449" draw:name="Freeform 2">
          <svg:title/>
          <svg:desc/>
          <draw:enhanced-geometry xmlns:dr3d="urn:oasis:names:tc:opendocument:xmlns:dr3d:1.0" draw:type="non-primitive" svg:viewBox="0 0 7152289 10287000" draw:enhanced-path="M 0 0 L 7152289 0 7152289 10287000 0 10287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52289"/>
            <draw:equation draw:name="f7" draw:formula="?f4 / 10287000"/>
            <draw:equation draw:name="f8" draw:formula="?f0 / ?f6"/>
            <draw:equation draw:name="f9" draw:formula="?f1 / ?f6"/>
            <draw:equation draw:name="f10" draw:formula="?f2 / ?f7"/>
            <draw:equation draw:name="f11" draw:formula="?f3 / ?f7"/>
          </draw:enhanced-geometry>
        </draw:custom-shape>
        <draw:g draw:name="Group 3" draw:id="id80">
          <svg:title/>
          <svg:desc/>
          <draw:frame draw:id="id81" draw:style-name="a464" draw:name="TextBox 4" svg:x="8.36963in" svg:y="1.7753in" svg:width="10.69439in" svg:height="8.81656in">
            <draw:text-box>
              <text:list text:style-name="a452">
                <text:list-item>
                  <text:list text:style-name="a452">
                    <text:list-item>
                      <text:p text:style-name="a451" text:class-names="" text:cond-style-name=""><text:span text:style-name="a450" text:class-names="">Mayor riesgo para individuos: El robo de identidad es una de las consecuencias más graves para las personas. Esto puede llevar a la apertura de cuentas falsas, solicitud de préstamos, y hasta problemas legales para la víctima, sin su conocimiento.</text:span></text:p>
                    </text:list-item>
                  </text:list>
                </text:list-item>
              </text:list>
              <text:list text:style-name="a455">
                <text:list-item>
                  <text:list text:style-name="a455">
                    <text:list-item>
                      <text:p text:style-name="a454" text:class-names="" text:cond-style-name=""><text:span text:style-name="a453" text:class-names="">Datos financieros y de salud: La información bancaria y los detalles de tarjetas de crédito son objetivos principales para el fraude. De igual manera, los datos de salud (registros médicos, historial de tratamientos) son muy valiosos en el mercado negro, ya que pueden usarse para fraudes de seguros o la adquisición de medicamentos.</text:span></text:p>
                    </text:list-item>
                  </text:list>
                </text:list-item>
              </text:list>
              <text:list text:style-name="a458">
                <text:list-item>
                  <text:list text:style-name="a458">
                    <text:list-item>
                      <text:p text:style-name="a457" text:class-names="" text:cond-style-name=""><text:span text:style-name="a456" text:class-names="">Propiedad intelectual: Para las empresas, el robo de secretos comerciales, algoritmos y planos de productos puede significar la pérdida de años de investigación y desarrollo, comprometiendo su competitividad y supervivencia.</text:span></text:p>
                    </text:list-item>
                  </text:list>
                </text:list-item>
              </text:list>
              <text:list text:style-name="a461">
                <text:list-item>
                  <text:list text:style-name="a461">
                    <text:list-item>
                      <text:p text:style-name="a460" text:class-names="" text:cond-style-name=""><text:span text:style-name="a459" text:class-names="">Infraestructura crítica: Ataques a sistemas que controlan infraestructuras vitales (energía, agua, transporte) pueden robar información de control y causar interrupciones a gran escala, con consecuencias devastadoras.</text:span></text:p>
                    </text:list-item>
                  </text:list>
                </text:list-item>
              </text:list>
              <text:p text:style-name="a463" text:class-names="" text:cond-style-name=""><text:span text:style-name="a462" text:class-names=""/></text:p>
            </draw:text-box>
            <svg:title/>
            <svg:desc/>
          </draw:frame>
          <draw:frame draw:id="id82" draw:style-name="a467" draw:name="TextBox 5" svg:x="8.36963in" svg:y="0.70501in" svg:width="10.69439in" svg:height="0.75611in">
            <draw:text-box>
              <text:p text:style-name="a466" text:class-names="" text:cond-style-name=""><text:span text:style-name="a465" text:class-names="">IMPACTO O DATOS ROBADOS</text:span></text:p>
            </draw:text-box>
            <svg:title/>
            <svg:desc/>
          </draw:frame>
        </draw:g>
      </draw:page>
      <draw:page draw:name="Slide5" draw:style-name="a468" draw:master-page-name="Master1-Layout7-blank-Blank" presentation:presentation-page-layout-name="Master1-PPL7" draw:id="Slide-260">
        <draw:g draw:name="Group 2" draw:id="id83">
          <svg:title/>
          <svg:desc/>
          <draw:custom-shape svg:x="3.8583in" svg:y="5.0772in" svg:width="3.7838in" svg:height="4.83611in" draw:id="id105" draw:style-name="a505" draw:name="Freeform 3">
            <svg:title/>
            <svg:desc/>
            <draw:enhanced-geometry xmlns:dr3d="urn:oasis:names:tc:opendocument:xmlns:dr3d:1.0" draw:type="non-primitive" svg:viewBox="0 0 1140179 1457272" draw:enhanced-path="M 114118 0 L 1026061 0 C 1056327 0 1085354 12023 1106755 33424 1128156 54826 1140179 83852 1140179 114118 L 1140179 1343154 C 1140179 1373420 1128156 1402447 1106755 1423848 1085354 1445249 1056327 1457272 1026061 1457272 L 114118 1457272 C 83852 1457272 54826 1445249 33424 1423848 12023 1402447 0 1373420 0 1343154 L 0 114118 C 0 83852 12023 54826 33424 33424 54826 12023 83852 0 1141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0179"/>
              <draw:equation draw:name="f7" draw:formula="?f4 / 1457272"/>
              <draw:equation draw:name="f8" draw:formula="?f0 / ?f6"/>
              <draw:equation draw:name="f9" draw:formula="?f1 / ?f6"/>
              <draw:equation draw:name="f10" draw:formula="?f2 / ?f7"/>
              <draw:equation draw:name="f11" draw:formula="?f3 / ?f7"/>
            </draw:enhanced-geometry>
          </draw:custom-shape>
          <draw:frame draw:id="id106" draw:style-name="a508" draw:name="TextBox 4" svg:x="3.8583in" svg:y="4.95076in" svg:width="3.7838in" svg:height="4.96255in">
            <draw:text-box>
              <text:p text:style-name="a507" text:class-names="" text:cond-style-name=""><text:span text:style-name="a506" text:class-names=""/></text:p>
            </draw:text-box>
            <svg:title/>
            <svg:desc/>
          </draw:frame>
        </draw:g>
        <draw:g draw:name="Group 5" draw:id="id84">
          <svg:title/>
          <svg:desc/>
          <draw:custom-shape svg:x="14.14211in" svg:y="5.0772in" svg:width="3.7838in" svg:height="4.83611in" draw:id="id103" draw:style-name="a501" draw:name="Freeform 6">
            <svg:title/>
            <svg:desc/>
            <draw:enhanced-geometry xmlns:dr3d="urn:oasis:names:tc:opendocument:xmlns:dr3d:1.0" draw:type="non-primitive" svg:viewBox="0 0 1140179 1457272" draw:enhanced-path="M 114118 0 L 1026061 0 C 1056327 0 1085354 12023 1106755 33424 1128156 54826 1140179 83852 1140179 114118 L 1140179 1343154 C 1140179 1373420 1128156 1402447 1106755 1423848 1085354 1445249 1056327 1457272 1026061 1457272 L 114118 1457272 C 83852 1457272 54826 1445249 33424 1423848 12023 1402447 0 1373420 0 1343154 L 0 114118 C 0 83852 12023 54826 33424 33424 54826 12023 83852 0 1141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0179"/>
              <draw:equation draw:name="f7" draw:formula="?f4 / 1457272"/>
              <draw:equation draw:name="f8" draw:formula="?f0 / ?f6"/>
              <draw:equation draw:name="f9" draw:formula="?f1 / ?f6"/>
              <draw:equation draw:name="f10" draw:formula="?f2 / ?f7"/>
              <draw:equation draw:name="f11" draw:formula="?f3 / ?f7"/>
            </draw:enhanced-geometry>
          </draw:custom-shape>
          <draw:frame draw:id="id104" draw:style-name="a504" draw:name="TextBox 7" svg:x="14.14211in" svg:y="4.95076in" svg:width="3.7838in" svg:height="4.96255in">
            <draw:text-box>
              <text:p text:style-name="a503" text:class-names="" text:cond-style-name=""><text:span text:style-name="a502" text:class-names=""/></text:p>
            </draw:text-box>
            <svg:title/>
            <svg:desc/>
          </draw:frame>
        </draw:g>
        <draw:g draw:name="Group 8" draw:id="id85">
          <svg:title/>
          <svg:desc/>
          <draw:custom-shape svg:x="8.86343in" svg:y="5.0772in" svg:width="3.7838in" svg:height="4.83611in" draw:id="id101" draw:style-name="a497" draw:name="Freeform 9">
            <svg:title/>
            <svg:desc/>
            <draw:enhanced-geometry xmlns:dr3d="urn:oasis:names:tc:opendocument:xmlns:dr3d:1.0" draw:type="non-primitive" svg:viewBox="0 0 1140179 1457272" draw:enhanced-path="M 114118 0 L 1026061 0 C 1056327 0 1085354 12023 1106755 33424 1128156 54826 1140179 83852 1140179 114118 L 1140179 1343154 C 1140179 1373420 1128156 1402447 1106755 1423848 1085354 1445249 1056327 1457272 1026061 1457272 L 114118 1457272 C 83852 1457272 54826 1445249 33424 1423848 12023 1402447 0 1373420 0 1343154 L 0 114118 C 0 83852 12023 54826 33424 33424 54826 12023 83852 0 11411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0179"/>
              <draw:equation draw:name="f7" draw:formula="?f4 / 1457272"/>
              <draw:equation draw:name="f8" draw:formula="?f0 / ?f6"/>
              <draw:equation draw:name="f9" draw:formula="?f1 / ?f6"/>
              <draw:equation draw:name="f10" draw:formula="?f2 / ?f7"/>
              <draw:equation draw:name="f11" draw:formula="?f3 / ?f7"/>
            </draw:enhanced-geometry>
          </draw:custom-shape>
          <draw:frame draw:id="id102" draw:style-name="a500" draw:name="TextBox 10" svg:x="8.86343in" svg:y="4.95076in" svg:width="3.7838in" svg:height="4.96255in">
            <draw:text-box>
              <text:p text:style-name="a499" text:class-names="" text:cond-style-name=""><text:span text:style-name="a498" text:class-names=""/></text:p>
            </draw:text-box>
            <svg:title/>
            <svg:desc/>
          </draw:frame>
        </draw:g>
        <draw:g draw:name="Group 11" draw:id="id86">
          <svg:title/>
          <svg:desc/>
          <draw:custom-shape svg:x="3.65861in" svg:y="3.92584in" svg:width="4.26814in" svg:height="1.41331in" draw:id="id99" draw:style-name="a493" draw:name="Freeform 12">
            <svg:title/>
            <svg:desc/>
            <draw:enhanced-geometry xmlns:dr3d="urn:oasis:names:tc:opendocument:xmlns:dr3d:1.0" draw:type="non-primitive" svg:viewBox="0 0 2118805 701602" draw:enhanced-path="M 101168 0 L 2017637 0 C 2073511 0 2118805 45295 2118805 101168 L 2118805 600434 C 2118805 656307 2073511 701602 2017637 701602 L 101168 701602 C 45295 701602 0 656307 0 600434 L 0 101168 C 0 45295 45295 0 1011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8805"/>
              <draw:equation draw:name="f7" draw:formula="?f4 / 701602"/>
              <draw:equation draw:name="f8" draw:formula="?f0 / ?f6"/>
              <draw:equation draw:name="f9" draw:formula="?f1 / ?f6"/>
              <draw:equation draw:name="f10" draw:formula="?f2 / ?f7"/>
              <draw:equation draw:name="f11" draw:formula="?f3 / ?f7"/>
            </draw:enhanced-geometry>
          </draw:custom-shape>
          <draw:frame draw:id="id100" draw:style-name="a496" draw:name="TextBox 13" svg:x="3.65861in" svg:y="3.81072in" svg:width="4.26814in" svg:height="1.52844in">
            <draw:text-box>
              <text:p text:style-name="a495" text:class-names="" text:cond-style-name=""><text:span text:style-name="a494" text:class-names="">ERROR HUMANO</text:span></text:p>
            </draw:text-box>
            <svg:title/>
            <svg:desc/>
          </draw:frame>
        </draw:g>
        <draw:g draw:name="Group 14" draw:id="id87">
          <svg:title/>
          <svg:desc/>
          <draw:custom-shape svg:x="13.87128in" svg:y="3.92584in" svg:width="4.26814in" svg:height="1.41331in" draw:id="id97" draw:style-name="a489" draw:name="Freeform 15">
            <svg:title/>
            <svg:desc/>
            <draw:enhanced-geometry xmlns:dr3d="urn:oasis:names:tc:opendocument:xmlns:dr3d:1.0" draw:type="non-primitive" svg:viewBox="0 0 2118805 701602" draw:enhanced-path="M 101168 0 L 2017637 0 C 2073511 0 2118805 45295 2118805 101168 L 2118805 600434 C 2118805 656307 2073511 701602 2017637 701602 L 101168 701602 C 45295 701602 0 656307 0 600434 L 0 101168 C 0 45295 45295 0 1011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8805"/>
              <draw:equation draw:name="f7" draw:formula="?f4 / 701602"/>
              <draw:equation draw:name="f8" draw:formula="?f0 / ?f6"/>
              <draw:equation draw:name="f9" draw:formula="?f1 / ?f6"/>
              <draw:equation draw:name="f10" draw:formula="?f2 / ?f7"/>
              <draw:equation draw:name="f11" draw:formula="?f3 / ?f7"/>
            </draw:enhanced-geometry>
          </draw:custom-shape>
          <draw:frame draw:id="id98" draw:style-name="a492" draw:name="TextBox 16" svg:x="13.87128in" svg:y="3.81072in" svg:width="4.26814in" svg:height="1.52844in">
            <draw:text-box>
              <text:p text:style-name="a491" text:class-names="" text:cond-style-name=""><text:span text:style-name="a490" text:class-names="">PHISHING Y RANSOMWARE</text:span></text:p>
            </draw:text-box>
            <svg:title/>
            <svg:desc/>
          </draw:frame>
        </draw:g>
        <draw:g draw:name="Group 17" draw:id="id88">
          <svg:title/>
          <svg:desc/>
          <draw:custom-shape svg:x="8.62126in" svg:y="3.92584in" svg:width="4.26814in" svg:height="1.41331in" draw:id="id95" draw:style-name="a485" draw:name="Freeform 18">
            <svg:title/>
            <svg:desc/>
            <draw:enhanced-geometry xmlns:dr3d="urn:oasis:names:tc:opendocument:xmlns:dr3d:1.0" draw:type="non-primitive" svg:viewBox="0 0 2118805 701602" draw:enhanced-path="M 101168 0 L 2017637 0 C 2073511 0 2118805 45295 2118805 101168 L 2118805 600434 C 2118805 656307 2073511 701602 2017637 701602 L 101168 701602 C 45295 701602 0 656307 0 600434 L 0 101168 C 0 45295 45295 0 1011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18805"/>
              <draw:equation draw:name="f7" draw:formula="?f4 / 701602"/>
              <draw:equation draw:name="f8" draw:formula="?f0 / ?f6"/>
              <draw:equation draw:name="f9" draw:formula="?f1 / ?f6"/>
              <draw:equation draw:name="f10" draw:formula="?f2 / ?f7"/>
              <draw:equation draw:name="f11" draw:formula="?f3 / ?f7"/>
            </draw:enhanced-geometry>
          </draw:custom-shape>
          <draw:frame draw:id="id96" draw:style-name="a488" draw:name="TextBox 19" svg:x="8.62126in" svg:y="3.81072in" svg:width="4.26814in" svg:height="1.52844in">
            <draw:text-box>
              <text:p text:style-name="a487" text:class-names="" text:cond-style-name=""><text:span text:style-name="a486" text:class-names="">VULNERABILIDADES DE SOFTWARE</text:span></text:p>
            </draw:text-box>
            <svg:title/>
            <svg:desc/>
          </draw:frame>
        </draw:g>
        <draw:custom-shape svg:x="-1.16278in" svg:y="-0.7379in" svg:width="4.5512in" svg:height="4.5in" draw:id="id89" draw:style-name="a470" draw:name="Freeform 20">
          <svg:title/>
          <svg:desc/>
          <draw:enhanced-geometry xmlns:dr3d="urn:oasis:names:tc:opendocument:xmlns:dr3d:1.0" draw:type="non-primitive" svg:viewBox="0 0 4161618 4114800" draw:enhanced-path="M 0 0 L 4161619 0 4161619 4114800 0 41148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1618"/>
            <draw:equation draw:name="f7" draw:formula="?f4 / 4114800"/>
            <draw:equation draw:name="f8" draw:formula="?f0 / ?f6"/>
            <draw:equation draw:name="f9" draw:formula="?f1 / ?f6"/>
            <draw:equation draw:name="f10" draw:formula="?f2 / ?f7"/>
            <draw:equation draw:name="f11" draw:formula="?f3 / ?f7"/>
          </draw:enhanced-geometry>
        </draw:custom-shape>
        <draw:custom-shape svg:x="16.61158in" svg:y="-0.7379in" svg:width="4.5512in" svg:height="4.5in" draw:id="id90" draw:style-name="a472" draw:name="Freeform 21">
          <svg:title/>
          <svg:desc/>
          <draw:enhanced-geometry xmlns:dr3d="urn:oasis:names:tc:opendocument:xmlns:dr3d:1.0" draw:type="non-primitive" svg:viewBox="0 0 4161618 4114800" draw:enhanced-path="M 0 0 L 4161619 0 4161619 4114800 0 41148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61618"/>
            <draw:equation draw:name="f7" draw:formula="?f4 / 4114800"/>
            <draw:equation draw:name="f8" draw:formula="?f0 / ?f6"/>
            <draw:equation draw:name="f9" draw:formula="?f1 / ?f6"/>
            <draw:equation draw:name="f10" draw:formula="?f2 / ?f7"/>
            <draw:equation draw:name="f11" draw:formula="?f3 / ?f7"/>
          </draw:enhanced-geometry>
        </draw:custom-shape>
        <draw:frame draw:id="id91" draw:style-name="a475" draw:name="TextBox 22" svg:x="4.59678in" svg:y="1.0464in" svg:width="10.80643in" svg:height="1.98625in">
          <draw:text-box>
            <text:p text:style-name="a474" text:class-names="" text:cond-style-name=""><text:span text:style-name="a473" text:class-names="">VECTORES DE ATAQUES COMUNES</text:span></text:p>
          </draw:text-box>
          <svg:title/>
          <svg:desc/>
        </draw:frame>
        <draw:frame draw:id="id92" draw:style-name="a478" draw:name="TextBox 23" svg:x="4.14521in" svg:y="5.44109in" svg:width="3.20997in" svg:height="4.05625in">
          <draw:text-box>
            <text:p text:style-name="a477" text:class-names="" text:cond-style-name=""><text:span text:style-name="a476" text:class-names=""><text:s text:c="1"/>Sorprendentemente, un gran porcentaje de las brechas de datos se debe a errores humanos, como configuraciones incorrectas de seguridad, credenciales débiles o caer en trampas de phishing.</text:span></text:p>
          </draw:text-box>
          <svg:title/>
          <svg:desc/>
        </draw:frame>
        <draw:frame draw:id="id93" draw:style-name="a481" draw:name="TextBox 24" svg:x="14.40036in" svg:y="5.3868in" svg:width="3.20997in" svg:height="4.4625in">
          <draw:text-box>
            <text:p text:style-name="a480" text:class-names="" text:cond-style-name=""><text:span text:style-name="a479" text:class-names="">Siguen siendo los métodos más efectivos para obtener acceso inicial. El phishing de spear (dirigido) y el ransomware como servicio (RaaS) están en aumento, facilitando los ataques incluso a actores menos sofisticados.</text:span></text:p>
          </draw:text-box>
          <svg:title/>
          <svg:desc/>
        </draw:frame>
        <draw:frame draw:id="id94" draw:style-name="a484" draw:name="TextBox 25" svg:x="9.15035in" svg:y="5.57292in" svg:width="3.20997in" svg:height="3.65in">
          <draw:text-box>
            <text:p text:style-name="a483" text:class-names="" text:cond-style-name=""><text:span text:style-name="a482" text:class-names="">Las fallas de seguridad en el software son explotadas continuamente. Mantener los sistemas y aplicaciones actualizados con los últimos parches de seguridad es crucial.</text:span></text:p>
          </draw:text-box>
          <svg:title/>
          <svg:desc/>
        </draw:frame>
      </draw:page>
      <draw:page draw:name="Slide6" draw:style-name="a509" draw:master-page-name="Master1-Layout7-blank-Blank" presentation:presentation-page-layout-name="Master1-PPL7" draw:id="Slide-261">
        <draw:custom-shape svg:width="5.7243in" svg:height="6.29722in" draw:id="id107" draw:style-name="a511" draw:transform="translate(-2.86215in -3.14861in) rotate(-6.23105) translate(3.98276in 5.76042in)" draw:name="Freeform 2">
          <svg:title/>
          <svg:desc/>
          <draw:enhanced-geometry xmlns:dr3d="urn:oasis:names:tc:opendocument:xmlns:dr3d:1.0" draw:type="non-primitive" svg:viewBox="0 0 5234302 5758178" draw:enhanced-path="M 0 0 L 5234303 0 5234303 5758178 0 575817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34302"/>
            <draw:equation draw:name="f7" draw:formula="?f4 / 5758178"/>
            <draw:equation draw:name="f8" draw:formula="?f0 / ?f6"/>
            <draw:equation draw:name="f9" draw:formula="?f1 / ?f6"/>
            <draw:equation draw:name="f10" draw:formula="?f2 / ?f7"/>
            <draw:equation draw:name="f11" draw:formula="?f3 / ?f7"/>
          </draw:enhanced-geometry>
        </draw:custom-shape>
        <draw:custom-shape svg:width="5.7243in" svg:height="6.29722in" draw:id="id108" draw:style-name="a513" draw:transform="translate(-2.86215in -3.14861in) rotate(-0.07204) translate(10in 7.22787in)" draw:name="Freeform 3">
          <svg:title/>
          <svg:desc/>
          <draw:enhanced-geometry xmlns:dr3d="urn:oasis:names:tc:opendocument:xmlns:dr3d:1.0" draw:type="non-primitive" svg:viewBox="0 0 5234302 5758178" draw:enhanced-path="M 0 0 L 5234302 0 5234302 5758178 0 575817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34302"/>
            <draw:equation draw:name="f7" draw:formula="?f4 / 5758178"/>
            <draw:equation draw:name="f8" draw:formula="?f0 / ?f6"/>
            <draw:equation draw:name="f9" draw:formula="?f1 / ?f6"/>
            <draw:equation draw:name="f10" draw:formula="?f2 / ?f7"/>
            <draw:equation draw:name="f11" draw:formula="?f3 / ?f7"/>
          </draw:enhanced-geometry>
        </draw:custom-shape>
        <draw:custom-shape svg:width="5.7243in" svg:height="6.29722in" draw:id="id109" draw:style-name="a515" draw:transform="translate(-2.86215in -3.14861in) rotate(-6.25274) translate(15.5566in 5.81963in)" draw:name="Freeform 4">
          <svg:title/>
          <svg:desc/>
          <draw:enhanced-geometry xmlns:dr3d="urn:oasis:names:tc:opendocument:xmlns:dr3d:1.0" draw:type="non-primitive" svg:viewBox="0 0 5234302 5758178" draw:enhanced-path="M 0 0 L 5234302 0 5234302 5758178 0 575817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34302"/>
            <draw:equation draw:name="f7" draw:formula="?f4 / 5758178"/>
            <draw:equation draw:name="f8" draw:formula="?f0 / ?f6"/>
            <draw:equation draw:name="f9" draw:formula="?f1 / ?f6"/>
            <draw:equation draw:name="f10" draw:formula="?f2 / ?f7"/>
            <draw:equation draw:name="f11" draw:formula="?f3 / ?f7"/>
          </draw:enhanced-geometry>
        </draw:custom-shape>
        <draw:custom-shape svg:x="-2.875in" svg:y="-0.25583in" svg:width="8in" svg:height="2.44in" draw:id="id110" draw:style-name="a517" draw:name="Freeform 5">
          <svg:title/>
          <svg:desc/>
          <draw:enhanced-geometry xmlns:dr3d="urn:oasis:names:tc:opendocument:xmlns:dr3d:1.0" draw:type="non-primitive" svg:viewBox="0 0 7315200 2231136" draw:enhanced-path="M 0 0 L 7315200 0 7315200 2231136 0 223113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15200"/>
            <draw:equation draw:name="f7" draw:formula="?f4 / 2231136"/>
            <draw:equation draw:name="f8" draw:formula="?f0 / ?f6"/>
            <draw:equation draw:name="f9" draw:formula="?f1 / ?f6"/>
            <draw:equation draw:name="f10" draw:formula="?f2 / ?f7"/>
            <draw:equation draw:name="f11" draw:formula="?f3 / ?f7"/>
          </draw:enhanced-geometry>
        </draw:custom-shape>
        <draw:frame draw:id="id111" draw:style-name="a520" draw:name="TextBox 6" svg:x="1.125in" svg:y="0.48069in" svg:width="17.75in" svg:height="1.98625in">
          <draw:text-box>
            <text:p text:style-name="a519" text:class-names="" text:cond-style-name=""><text:span text:style-name="a518" text:class-names="">CÓMO REACCIONAR EN CASO DE ROBO DE INFORMACIÓN</text:span></text:p>
          </draw:text-box>
          <svg:title/>
          <svg:desc/>
        </draw:frame>
        <draw:frame draw:id="id112" draw:style-name="a523" draw:transform="translate(-2.58931in -0.45069in) rotate(-6.23105) translate(3.90614in 4.41425in)" draw:name="TextBox 7" svg:width="5.17862in" svg:height="0.90139in">
          <draw:text-box>
            <text:p text:style-name="a522" text:class-names="" text:cond-style-name=""><text:span text:style-name="a521" text:class-names="">Contactar a las Autoridades</text:span></text:p>
          </draw:text-box>
          <svg:title/>
          <svg:desc/>
        </draw:frame>
        <draw:frame draw:id="id113" draw:style-name="a527" draw:transform="translate(-2.58931in -1.11396in) rotate(-6.23105) translate(3.98167in 6.71415in)" draw:name="TextBox 8" svg:width="5.17862in" svg:height="2.22792in">
          <draw:text-box>
            <text:p text:style-name="a526" text:class-names="" text:cond-style-name=""><text:span text:style-name="a524" text:class-names="">R</text:span><text:span text:style-name="a525" text:class-names="">eportar el incidente a las fuerzas de seguridad o entidades regulatorias locales (en algunos países existen líneas telefónicas para reportar fraudes).</text:span></text:p>
          </draw:text-box>
          <svg:title/>
          <svg:desc/>
        </draw:frame>
        <draw:g draw:name="Group 9" draw:id="id114">
          <svg:title/>
          <svg:desc/>
          <draw:frame draw:id="id117" draw:style-name="a537" draw:transform="translate(-2.38411in -0.45851in) rotate(-0.07204) translate(10.04531in 5.86495in)" draw:name="TextBox 10" svg:width="4.76822in" svg:height="0.91701in">
            <draw:text-box>
              <text:p text:style-name="a536" text:class-names="" text:cond-style-name=""><text:span text:style-name="a535" text:class-names="">Notificar a las Entidades Financieras</text:span></text:p>
            </draw:text-box>
            <svg:title/>
            <svg:desc/>
          </draw:frame>
          <draw:frame draw:id="id118" draw:style-name="a543" draw:transform="translate(-2.57813in -1.55667in) rotate(-0.07204) translate(9.88649in 8.5045in)" draw:name="TextBox 11" svg:width="5.15627in" svg:height="3.11333in">
            <draw:text-box>
              <text:p text:style-name="a540" text:class-names="" text:cond-style-name=""><text:span text:style-name="a538" text:class-names="">S</text:span><text:span text:style-name="a539" text:class-names="">i los datos robados son bancarios, se debe notificar inmediatamente al banco o proveedor de servicios financieros para bloquear o cambiar las cuentas.</text:span></text:p>
              <text:p text:style-name="a542" text:class-names="" text:cond-style-name=""><text:span text:style-name="a541" text:class-names=""/></text:p>
            </draw:text-box>
            <svg:title/>
            <svg:desc/>
          </draw:frame>
        </draw:g>
        <draw:frame draw:id="id115" draw:style-name="a530" draw:transform="translate(-2.48331in -0.23194in) rotate(-6.25274) translate(15.57247in 4.69183in)" draw:name="TextBox 12" svg:width="4.96661in" svg:height="0.46389in">
          <draw:text-box>
            <text:p text:style-name="a529" text:class-names="" text:cond-style-name=""><text:span text:style-name="a528" text:class-names="">Monitoreo de Crédito</text:span></text:p>
          </draw:text-box>
          <svg:title/>
          <svg:desc/>
        </draw:frame>
        <draw:frame draw:id="id116" draw:style-name="a534" draw:transform="translate(-2.4852in -1.11396in) rotate(-6.25274) translate(15.59804in 6.77244in)" draw:name="TextBox 13" svg:width="4.97041in" svg:height="2.22792in">
          <draw:text-box>
            <text:p text:style-name="a533" text:class-names="" text:cond-style-name=""><text:span text:style-name="a531" text:class-names="">C</text:span><text:span text:style-name="a532" text:class-names="">onsiderar la contratación de servicios de monitoreo de crédito para detectar cualquier uso indebido de la información personal.</text:span></text:p>
          </draw:text-box>
          <svg:title/>
          <svg:desc/>
        </draw:frame>
      </draw:page>
      <draw:page draw:name="Slide7" draw:style-name="a544" draw:master-page-name="Master1-Layout7-blank-Blank" presentation:presentation-page-layout-name="Master1-PPL7" draw:id="Slide-262">
        <draw:g draw:name="Group 2" draw:id="id119">
          <svg:title/>
          <svg:desc/>
          <draw:frame draw:id="id133" draw:style-name="a568" draw:name="TextBox 3" svg:x="2.10978in" svg:y="3.17192in" svg:width="7.66852in" svg:height="0.59344in">
            <draw:text-box>
              <text:p text:style-name="a567" text:class-names="" text:cond-style-name=""><text:span text:style-name="a566" text:class-names="">REGULACIONES MÁS ESTRICTAS</text:span></text:p>
            </draw:text-box>
            <svg:title/>
            <svg:desc/>
          </draw:frame>
          <draw:g draw:name="Group 4" draw:id="id134">
            <svg:title/>
            <svg:desc/>
            <draw:custom-shape svg:x="2.10978in" svg:y="3.93662in" svg:width="7.66852in" svg:height="2.47051in" draw:id="id135" draw:style-name="a569" draw:name="Freeform 5">
              <svg:title/>
              <svg:desc/>
              <draw:enhanced-geometry xmlns:dr3d="urn:oasis:names:tc:opendocument:xmlns:dr3d:1.0" draw:type="non-primitive" svg:viewBox="0 0 1694303 545840" draw:enhanced-path="M 61376 0 L 1632927 0 C 1649205 0 1664816 6466 1676326 17977 1687837 29487 1694303 45098 1694303 61376 L 1694303 484464 C 1694303 500742 1687837 516353 1676326 527864 1664816 539374 1649205 545840 1632927 545840 L 61376 545840 C 45098 545840 29487 539374 17977 527864 6466 516353 0 500742 0 484464 L 0 61376 C 0 45098 6466 29487 17977 17977 29487 6466 45098 0 6137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4303"/>
                <draw:equation draw:name="f7" draw:formula="?f4 / 545840"/>
                <draw:equation draw:name="f8" draw:formula="?f0 / ?f6"/>
                <draw:equation draw:name="f9" draw:formula="?f1 / ?f6"/>
                <draw:equation draw:name="f10" draw:formula="?f2 / ?f7"/>
                <draw:equation draw:name="f11" draw:formula="?f3 / ?f7"/>
              </draw:enhanced-geometry>
            </draw:custom-shape>
            <draw:frame draw:id="id136" draw:style-name="a572" draw:name="TextBox 6" svg:x="2.10978in" svg:y="3.76418in" svg:width="7.66852in" svg:height="2.64295in">
              <draw:text-box>
                <text:p text:style-name="a571" text:class-names="" text:cond-style-name=""><text:span text:style-name="a570" text:class-names="">Ante el aumento de los robos de información, gobiernos de todo el mundo están implementando leyes de protección de datos más rigurosas (como el GDPR en Europa o la LFPDPPP en México), con multas millonarias para las empresas que no cumplan.</text:span></text:p>
              </draw:text-box>
              <svg:title/>
              <svg:desc/>
            </draw:frame>
          </draw:g>
        </draw:g>
        <draw:g draw:name="Group 7" draw:id="id120">
          <svg:title/>
          <svg:desc/>
          <draw:frame draw:id="id129" draw:style-name="a561" draw:name="TextBox 8" svg:x="10.17406in" svg:y="3.37062in" svg:width="7.66852in" svg:height="0.59344in">
            <draw:text-box>
              <text:p text:style-name="a560" text:class-names="" text:cond-style-name=""><text:span text:style-name="a559" text:class-names="">ENFOQUE EN LA RESILIENCIA</text:span></text:p>
            </draw:text-box>
            <svg:title/>
            <svg:desc/>
          </draw:frame>
          <draw:g draw:name="Group 9" draw:id="id130">
            <svg:title/>
            <svg:desc/>
            <draw:custom-shape svg:x="10.17406in" svg:y="4.13532in" svg:width="7.66852in" svg:height="2.07311in" draw:id="id131" draw:style-name="a562" draw:name="Freeform 10">
              <svg:title/>
              <svg:desc/>
              <draw:enhanced-geometry xmlns:dr3d="urn:oasis:names:tc:opendocument:xmlns:dr3d:1.0" draw:type="non-primitive" svg:viewBox="0 0 1694303 458038" draw:enhanced-path="M 61376 0 L 1632927 0 C 1649205 0 1664816 6466 1676326 17977 1687837 29487 1694303 45098 1694303 61376 L 1694303 396661 C 1694303 412940 1687837 428551 1676326 440061 1664816 451571 1649205 458038 1632927 458038 L 61376 458038 C 45098 458038 29487 451571 17977 440061 6466 428551 0 412940 0 396661 L 0 61376 C 0 45098 6466 29487 17977 17977 29487 6466 45098 0 6137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4303"/>
                <draw:equation draw:name="f7" draw:formula="?f4 / 458038"/>
                <draw:equation draw:name="f8" draw:formula="?f0 / ?f6"/>
                <draw:equation draw:name="f9" draw:formula="?f1 / ?f6"/>
                <draw:equation draw:name="f10" draw:formula="?f2 / ?f7"/>
                <draw:equation draw:name="f11" draw:formula="?f3 / ?f7"/>
              </draw:enhanced-geometry>
            </draw:custom-shape>
            <draw:frame draw:id="id132" draw:style-name="a565" draw:name="TextBox 11" svg:x="10.17406in" svg:y="3.96288in" svg:width="7.66852in" svg:height="2.24555in">
              <draw:text-box>
                <text:p text:style-name="a564" text:class-names="" text:cond-style-name=""><text:span text:style-name="a563" text:class-names="">Las organizaciones no solo se están centrando en prevenir ataques, sino también en desarrollar la capacidad de recuperarse rápidamente después de una brecha, minimizando el daño.</text:span></text:p>
              </draw:text-box>
              <svg:title/>
              <svg:desc/>
            </draw:frame>
          </draw:g>
        </draw:g>
        <draw:g draw:name="Group 12" draw:id="id121">
          <svg:title/>
          <svg:desc/>
          <draw:frame draw:id="id125" draw:style-name="a554" draw:name="TextBox 13" svg:x="6.16574in" svg:y="6.6627in" svg:width="7.66852in" svg:height="1.21793in">
            <draw:text-box>
              <text:p text:style-name="a553" text:class-names="" text:cond-style-name=""><text:span text:style-name="a552" text:class-names="">LA CIBERSEGURIDAD COMO PRIORIDAD ESTRATÉGICA</text:span></text:p>
            </draw:text-box>
            <svg:title/>
            <svg:desc/>
          </draw:frame>
          <draw:g draw:name="Group 14" draw:id="id126">
            <svg:title/>
            <svg:desc/>
            <draw:custom-shape svg:x="6.16574in" svg:y="8.05189in" svg:width="7.66852in" svg:height="2.07311in" draw:id="id127" draw:style-name="a555" draw:name="Freeform 15">
              <svg:title/>
              <svg:desc/>
              <draw:enhanced-geometry xmlns:dr3d="urn:oasis:names:tc:opendocument:xmlns:dr3d:1.0" draw:type="non-primitive" svg:viewBox="0 0 1694303 458038" draw:enhanced-path="M 61376 0 L 1632927 0 C 1649205 0 1664816 6466 1676326 17977 1687837 29487 1694303 45098 1694303 61376 L 1694303 396661 C 1694303 412940 1687837 428551 1676326 440061 1664816 451571 1649205 458038 1632927 458038 L 61376 458038 C 45098 458038 29487 451571 17977 440061 6466 428551 0 412940 0 396661 L 0 61376 C 0 45098 6466 29487 17977 17977 29487 6466 45098 0 6137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4303"/>
                <draw:equation draw:name="f7" draw:formula="?f4 / 458038"/>
                <draw:equation draw:name="f8" draw:formula="?f0 / ?f6"/>
                <draw:equation draw:name="f9" draw:formula="?f1 / ?f6"/>
                <draw:equation draw:name="f10" draw:formula="?f2 / ?f7"/>
                <draw:equation draw:name="f11" draw:formula="?f3 / ?f7"/>
              </draw:enhanced-geometry>
            </draw:custom-shape>
            <draw:frame draw:id="id128" draw:style-name="a558" draw:name="TextBox 16" svg:x="6.16574in" svg:y="7.87945in" svg:width="7.66852in" svg:height="2.24555in">
              <draw:text-box>
                <text:p text:style-name="a557" text:class-names="" text:cond-style-name=""><text:span text:style-name="a556" text:class-names=""><text:s text:c="1"/>Para las empresas, la ciberseguridad ha pasado de ser una preocupación técnica a una prioridad de negocio estratégica, reconocida por las juntas directivas.</text:span></text:p>
              </draw:text-box>
              <svg:title/>
              <svg:desc/>
            </draw:frame>
          </draw:g>
        </draw:g>
        <draw:custom-shape svg:x="16.58304in" svg:y="-0.35082in" svg:width="6.04365in" svg:height="4.5in" draw:id="id122" draw:style-name="a546" draw:name="Freeform 17">
          <svg:title/>
          <svg:desc/>
          <draw:enhanced-geometry xmlns:dr3d="urn:oasis:names:tc:opendocument:xmlns:dr3d:1.0" draw:type="non-primitive" svg:viewBox="0 0 5526312 4114800" draw:enhanced-path="M 0 0 L 5526312 0 5526312 4114800 0 41148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26312"/>
            <draw:equation draw:name="f7" draw:formula="?f4 / 4114800"/>
            <draw:equation draw:name="f8" draw:formula="?f0 / ?f6"/>
            <draw:equation draw:name="f9" draw:formula="?f1 / ?f6"/>
            <draw:equation draw:name="f10" draw:formula="?f2 / ?f7"/>
            <draw:equation draw:name="f11" draw:formula="?f3 / ?f7"/>
          </draw:enhanced-geometry>
        </draw:custom-shape>
        <draw:custom-shape svg:width="7.37201in" svg:height="4.5in" draw:id="id123" draw:style-name="a548" draw:transform="translate(-3.68601in -2.25in) rotate(-1.95465) translate(1.53223in 1.57648in)" draw:name="Freeform 18">
          <svg:title/>
          <svg:desc/>
          <draw:enhanced-geometry xmlns:dr3d="urn:oasis:names:tc:opendocument:xmlns:dr3d:1.0" draw:type="non-primitive" svg:viewBox="0 0 6740969 4114800" draw:enhanced-path="M 0 0 L 6740969 0 6740969 4114800 0 41148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40969"/>
            <draw:equation draw:name="f7" draw:formula="?f4 / 4114800"/>
            <draw:equation draw:name="f8" draw:formula="?f0 / ?f6"/>
            <draw:equation draw:name="f9" draw:formula="?f1 / ?f6"/>
            <draw:equation draw:name="f10" draw:formula="?f2 / ?f7"/>
            <draw:equation draw:name="f11" draw:formula="?f3 / ?f7"/>
          </draw:enhanced-geometry>
        </draw:custom-shape>
        <draw:frame draw:id="id124" draw:style-name="a551" draw:name="TextBox 19" svg:x="2.96372in" svg:y="1.17708in" svg:width="14.07257in" svg:height="1.00708in">
          <draw:text-box>
            <text:p text:style-name="a550" text:class-names="" text:cond-style-name=""><text:span text:style-name="a549" text:class-names="">IMPLICACIONES FUTURAS</text:span></text:p>
          </draw:text-box>
          <svg:title/>
          <svg:desc/>
        </draw:frame>
      </draw:page>
      <draw:page draw:name="Slide8" draw:style-name="a573" draw:master-page-name="Master1-Layout7-blank-Blank" presentation:presentation-page-layout-name="Master1-PPL7" draw:id="Slide-263">
        <draw:custom-shape svg:x="0in" svg:y="0in" svg:width="7.07273in" svg:height="11.25in" draw:id="id137" draw:style-name="a575" draw:name="Freeform 2">
          <svg:title/>
          <svg:desc/>
          <draw:enhanced-geometry xmlns:dr3d="urn:oasis:names:tc:opendocument:xmlns:dr3d:1.0" draw:type="non-primitive" svg:viewBox="0 0 6467305 10287000" draw:enhanced-path="M 0 0 L 6467305 0 6467305 10287000 0 10287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67305"/>
            <draw:equation draw:name="f7" draw:formula="?f4 / 10287000"/>
            <draw:equation draw:name="f8" draw:formula="?f0 / ?f6"/>
            <draw:equation draw:name="f9" draw:formula="?f1 / ?f6"/>
            <draw:equation draw:name="f10" draw:formula="?f2 / ?f7"/>
            <draw:equation draw:name="f11" draw:formula="?f3 / ?f7"/>
          </draw:enhanced-geometry>
        </draw:custom-shape>
        <draw:custom-shape svg:x="16.86106in" svg:y="1.62604in" svg:width="5.56211in" svg:height="3.65708in" draw:id="id138" draw:style-name="a577" draw:name="Freeform 3">
          <svg:title/>
          <svg:desc/>
          <draw:enhanced-geometry xmlns:dr3d="urn:oasis:names:tc:opendocument:xmlns:dr3d:1.0" draw:type="non-primitive" svg:viewBox="0 0 5085989 3344037" draw:enhanced-path="M 0 0 L 5085989 0 5085989 3344037 0 334403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85989"/>
            <draw:equation draw:name="f7" draw:formula="?f4 / 3344037"/>
            <draw:equation draw:name="f8" draw:formula="?f0 / ?f6"/>
            <draw:equation draw:name="f9" draw:formula="?f1 / ?f6"/>
            <draw:equation draw:name="f10" draw:formula="?f2 / ?f7"/>
            <draw:equation draw:name="f11" draw:formula="?f3 / ?f7"/>
          </draw:enhanced-geometry>
        </draw:custom-shape>
        <draw:frame draw:id="id139" draw:style-name="a580" draw:name="TextBox 4" svg:x="8.46738in" svg:y="1.64844in" svg:width="7.61993in" svg:height="1.00708in">
          <draw:text-box>
            <text:p text:style-name="a579" text:class-names="" text:cond-style-name=""><text:span text:style-name="a578" text:class-names="">CONTACTO</text:span></text:p>
          </draw:text-box>
          <svg:title/>
          <svg:desc/>
        </draw:frame>
        <draw:g draw:name="Group 5" draw:id="id140">
          <svg:title/>
          <svg:desc/>
          <draw:frame draw:id="id147" draw:style-name="a595" draw:name="TextBox 6" svg:x="8.46738in" svg:y="4.88208in" svg:width="7.61993in" svg:height="0.53745in">
            <draw:text-box>
              <text:p text:style-name="a594" text:class-names="" text:cond-style-name=""><text:span text:style-name="a593" text:class-names="">Correo electrónico</text:span></text:p>
            </draw:text-box>
            <svg:title/>
            <svg:desc/>
          </draw:frame>
          <draw:frame draw:id="id148" draw:style-name="a598" draw:name="TextBox 7" svg:x="8.46738in" svg:y="5.60917in" svg:width="7.61993in" svg:height="0.54029in">
            <draw:text-box>
              <text:p text:style-name="a597" text:class-names="" text:cond-style-name=""><text:span text:style-name="a596" text:class-names="">roboinformacion@gmail.com</text:span></text:p>
            </draw:text-box>
            <svg:title/>
            <svg:desc/>
          </draw:frame>
        </draw:g>
        <draw:g draw:name="Group 8" draw:id="id141">
          <svg:title/>
          <svg:desc/>
          <draw:frame draw:id="id145" draw:style-name="a589" draw:name="TextBox 9" svg:x="8.46738in" svg:y="6.62872in" svg:width="7.61993in" svg:height="0.54333in">
            <draw:text-box>
              <text:p text:style-name="a588" text:class-names="" text:cond-style-name=""><text:span text:style-name="a587" text:class-names="">Página web</text:span></text:p>
            </draw:text-box>
            <svg:title/>
            <svg:desc/>
          </draw:frame>
          <draw:frame draw:id="id146" draw:style-name="a592" draw:name="TextBox 10" svg:x="8.46738in" svg:y="7.36169in" svg:width="7.61993in" svg:height="0.54029in">
            <draw:text-box>
              <text:p text:style-name="a591" text:class-names="" text:cond-style-name=""><text:span text:style-name="a590" text:class-names=""><text:a office:title="https://silpau151.github.io/proyecto_tecinfo2/" xlink:href="https://silpau151.github.io/proyecto_tecinfo2/" text:style-name="" text:visited-style-name="">www.unsitiogenial.es</text:a></text:span></text:p>
            </draw:text-box>
            <svg:title/>
            <svg:desc/>
          </draw:frame>
        </draw:g>
        <draw:g draw:name="Group 11" draw:id="id142">
          <svg:title/>
          <svg:desc/>
          <draw:frame draw:id="id143" draw:style-name="a583" draw:name="TextBox 12" svg:x="8.46738in" svg:y="8.38038in" svg:width="7.61993in" svg:height="0.54333in">
            <draw:text-box>
              <text:p text:style-name="a582" text:class-names="" text:cond-style-name=""><text:span text:style-name="a581" text:class-names="">Teléfono</text:span></text:p>
            </draw:text-box>
            <svg:title/>
            <svg:desc/>
          </draw:frame>
          <draw:frame draw:id="id144" draw:style-name="a586" draw:name="TextBox 13" svg:x="8.46738in" svg:y="9.11335in" svg:width="7.61993in" svg:height="0.54029in">
            <draw:text-box>
              <text:p text:style-name="a585" text:class-names="" text:cond-style-name=""><text:span text:style-name="a584" text:class-names="">5539555080<text:s text:c="1"/></text:span></text:p>
            </draw:text-box>
            <svg:title/>
            <svg:desc/>
          </draw:fram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4f81bd" draw:opacity="100%" draw:stroke="solid" svg:stroke-width="0.02778in" svg:stroke-color="#1c334e" svg:stroke-opacity="100%" svg:stroke-linecap="butt"/>
    </style:default-style>
    <draw:fill-image draw:name="a399" xlink:href="media/image1.png" xlink:show="embed" xlink:actuate="onLoad"/>
    <draw:fill-image draw:name="a471" xlink:href="media/image2.svg" xlink:show="embed" xlink:actuate="onLoad"/>
    <draw:fill-image draw:name="a469" xlink:href="media/image2.svg" xlink:show="embed" xlink:actuate="onLoad"/>
    <draw:fill-image draw:name="a545" xlink:href="media/image3.svg" xlink:show="embed" xlink:actuate="onLoad"/>
    <draw:fill-image draw:name="a547" xlink:href="media/image4.svg" xlink:show="embed" xlink:actuate="onLoad"/>
    <draw:fill-image draw:name="a381" xlink:href="media/image5.svg" xlink:show="embed" xlink:actuate="onLoad"/>
    <draw:fill-image draw:name="a442" xlink:href="media/image6.svg" xlink:show="embed" xlink:actuate="onLoad"/>
    <draw:fill-image draw:name="a383" xlink:href="media/image7.png" xlink:show="embed" xlink:actuate="onLoad"/>
    <draw:fill-image draw:name="a574" xlink:href="media/image8.jpeg" xlink:show="embed" xlink:actuate="onLoad"/>
    <draw:fill-image draw:name="a510" xlink:href="media/image9.svg" xlink:show="embed" xlink:actuate="onLoad"/>
    <draw:fill-image draw:name="a576" xlink:href="media/image10.png" xlink:show="embed" xlink:actuate="onLoad"/>
    <draw:fill-image draw:name="a512" xlink:href="media/image9.svg" xlink:show="embed" xlink:actuate="onLoad"/>
    <draw:fill-image draw:name="a448" xlink:href="media/image11.jpeg" xlink:show="embed" xlink:actuate="onLoad"/>
    <draw:fill-image draw:name="a514" xlink:href="media/image9.svg" xlink:show="embed" xlink:actuate="onLoad"/>
    <draw:fill-image draw:name="a516" xlink:href="media/image12.svg" xlink:show="embed" xlink:actuate="onLoad"/>
  </office:styles>
  <office:automatic-styles>
    <style:page-layout style:name="pageLayout1">
      <style:page-layout-properties fo:page-width="20in" fo:page-height="11.2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8/1/2011</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8/1/2011</text:date></text:span><text:span text:style-name="a45" text:class-names=""/></text:p>
        </draw:text-box>
        <svg:title/>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8/1/2011</text:date></text:span><text:span text:style-name="a79" text:class-names=""/></text:p>
        </draw:text-box>
        <svg:title/>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8/1/2011</text:date></text:span><text:span text:style-name="a100" text:class-names=""/></text:p>
        </draw:text-box>
        <svg:title/>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8/1/2011</text:date></text:span><text:span text:style-name="a151" text:class-names=""/></text:p>
        </draw:text-box>
        <svg:title/>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8/1/2011</text:date></text:span><text:span text:style-name="a210" text:class-names=""/></text:p>
        </draw:text-box>
        <svg:title/>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8/1/2011</text:date></text:span><text:span text:style-name="a227" text:class-names=""/></text:p>
        </draw:text-box>
        <svg:title/>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8/1/2011</text:date></text:span><text:span text:style-name="a240" text:class-names=""/></text:p>
        </draw:text-box>
        <svg:title/>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8/1/2011</text:date></text:span><text:span text:style-name="a278" text:class-names=""/></text:p>
        </draw:text-box>
        <svg:title/>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8/1/2011</text:date></text:span><text:span text:style-name="a302" text:class-names=""/></text:p>
        </draw:text-box>
        <svg:title/>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8/1/2011</text:date></text:span><text:span text:style-name="a336" text:class-names=""/></text:p>
        </draw:text-box>
        <svg:title/>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8/1/2011</text:date></text:span><text:span text:style-name="a370" text:class-names=""/></text:p>
        </draw:text-box>
        <svg:title/>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esentación Inteligencia Artificial Tecnología Innovación Información Profesional Negro Azul</dc:title>
    <meta:creation-date>2006-08-16T00:00:00Z</meta:creation-date>
    <dc:date>2025-06-04T19:58:19Z</dc:date>
    <meta:editing-cycles>2</meta:editing-cycles>
    <meta:editing-duration>PT0S</meta:editing-duration>
    <meta:document-statistic meta:paragraph-count="0" meta:word-count="0"/>
  </office:meta>
</office:document-meta>
</file>